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xmlns:formx="urn:openoffice:names:experimental:ooxml-odf-interop:xmlns:form:1.0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</style:style>
  </office:automatic-styles>
  <office:body>
    <office:spreadsheet>
      <table:table table:name="TestPlan for Jbos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4" table:default-cell-style-name="Default"/>
        <table:table-column table:style-name="co6" table:number-columns-repeated="2" table:default-cell-style-name="Default"/>
        <table:table-column table:style-name="co6" table:number-columns-repeated="2" table:default-cell-style-name="ce16"/>
        <table:table-column table:style-name="co6" table:number-columns-repeated="7" table:default-cell-style-name="Default"/>
        <table:table-column table:style-name="co5" table:number-columns-repeated="47" table:default-cell-style-name="ce16"/>
        <table:table-row table:style-name="ro2">
          <table:table-cell table:number-columns-repeated="2"/>
          <table:table-cell table:style-name="ce9" office:value-type="string">
            <text:p>Total High</text:p>
          </table:table-cell>
          <table:table-cell table:formula="of:=SUMIF([.C5:.C829];&quot;High&quot;;[.D5:.D829])" office:value-type="float" office:value="202">
            <text:p>202</text:p>
          </table:table-cell>
          <table:table-cell table:formula="of:=SUMPRODUCT(([.C5:.C829]=&quot;High&quot;)*([.E5:.E829]=&quot;x&quot;)*[.D5:.D829])" office:value-type="float" office:value="57">
            <text:p>57</text:p>
          </table:table-cell>
          <table:table-cell table:formula="of:=SUMPRODUCT(([.C5:.C829]=&quot;High&quot;)*([.F5:.F829]=&quot;x&quot;)*[.D5:.D829])" office:value-type="float" office:value="58">
            <text:p>58</text:p>
          </table:table-cell>
          <table:table-cell table:style-name="Default" table:formula="of:=SUMPRODUCT(([.C5:.C829]=&quot;High&quot;)*([.G5:.G829]=&quot;x&quot;)*[.D5:.D829])" office:value-type="float" office:value="38">
            <text:p>38</text:p>
          </table:table-cell>
          <table:table-cell table:style-name="Default" table:formula="of:=SUMPRODUCT(([.C5:.C829]=&quot;High&quot;)*([.H5:.H829]=&quot;x&quot;)*[.D5:.D829])" office:value-type="float" office:value="49">
            <text:p>49</text:p>
          </table:table-cell>
          <table:table-cell table:number-columns-repeated="7"/>
          <table:table-cell table:style-name="ce25" table:number-columns-repeated="47"/>
        </table:table-row>
        <table:table-row table:style-name="ro2">
          <table:table-cell table:number-columns-repeated="2"/>
          <table:table-cell table:style-name="ce5" office:value-type="string">
            <text:p>Total Medium</text:p>
          </table:table-cell>
          <table:table-cell table:formula="of:=SUMIF([.C5:.C829];&quot;Medium&quot;;[.D5:.D829])" office:value-type="float" office:value="84">
            <text:p>84</text:p>
          </table:table-cell>
          <table:table-cell table:formula="of:=SUMPRODUCT(([.C5:.C829]=&quot;Medium&quot;)*([.E5:.E829]=&quot;x&quot;)*[.D5:.D829])" office:value-type="float" office:value="10">
            <text:p>10</text:p>
          </table:table-cell>
          <table:table-cell table:formula="of:=SUMPRODUCT(([.C5:.C829]=&quot;Medium&quot;)*([.F5:.F829]=&quot;x&quot;)*[.D5:.D829])" office:value-type="float" office:value="17">
            <text:p>17</text:p>
          </table:table-cell>
          <table:table-cell table:style-name="Default" table:formula="of:=SUMPRODUCT(([.C5:.C829]=&quot;Medium&quot;)*([.G5:.G829]=&quot;x&quot;)*[.D5:.D829])" office:value-type="float" office:value="39">
            <text:p>39</text:p>
          </table:table-cell>
          <table:table-cell table:style-name="Default" table:formula="of:=SUMPRODUCT(([.C5:.C829]=&quot;Medium&quot;)*([.H5:.H829]=&quot;x&quot;)*[.D5:.D829])" office:value-type="float" office:value="18">
            <text:p>18</text:p>
          </table:table-cell>
          <table:table-cell table:number-columns-repeated="7"/>
          <table:table-cell table:style-name="ce25" table:number-columns-repeated="47"/>
        </table:table-row>
        <table:table-row table:style-name="ro2">
          <table:table-cell table:number-columns-repeated="2"/>
          <table:table-cell table:style-name="ce13" office:value-type="string">
            <text:p>Total Low</text:p>
          </table:table-cell>
          <table:table-cell table:formula="of:=SUMIF([.C5:.C829];&quot;Low&quot;;[.D5:.D829])" office:value-type="float" office:value="6">
            <text:p>6</text:p>
          </table:table-cell>
          <table:table-cell table:formula="of:=SUMPRODUCT(([.C5:.C829]=&quot;Low&quot;)*([.E5:.E829]=&quot;x&quot;)*[.D5:.D829])" office:value-type="float" office:value="0">
            <text:p>0</text:p>
          </table:table-cell>
          <table:table-cell table:formula="of:=SUMPRODUCT(([.C5:.C829]=&quot;Low&quot;)*([.F5:.F829]=&quot;x&quot;)*[.D5:.D829])" office:value-type="float" office:value="1">
            <text:p>1</text:p>
          </table:table-cell>
          <table:table-cell table:style-name="Default" table:formula="of:=SUMPRODUCT(([.C5:.C829]=&quot;Low&quot;)*([.G5:.G829]=&quot;x&quot;)*[.D5:.D829])" office:value-type="float" office:value="2">
            <text:p>2</text:p>
          </table:table-cell>
          <table:table-cell table:style-name="Default" table:formula="of:=SUMPRODUCT(([.C5:.C829]=&quot;Low&quot;)*([.H5:.H829]=&quot;x&quot;)*[.D5:.D829])" office:value-type="float" office:value="3">
            <text:p>3</text:p>
          </table:table-cell>
          <table:table-cell table:number-columns-repeated="7"/>
          <table:table-cell table:style-name="ce25" table:number-columns-repeated="47"/>
        </table:table-row>
        <table:table-row table:style-name="ro2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g.nguyen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thu.nguyen</text:p>
          </table:table-cell>
          <table:table-cell table:style-name="ce24" office:value-type="string">
            <text:p>ha.khuat</text:p>
          </table:table-cell>
          <table:table-cell table:style-name="ce24" office:value-type="string">
            <text:p>Path</text:p>
          </table:table-cell>
          <table:table-cell table:style-name="ce24" table:number-columns-repeated="4"/>
          <table:table-cell table:style-name="ce25" table:number-columns-repeated="49"/>
        </table:table-row>
        <table:table-row table:style-name="ro2">
          <table:table-cell table:style-name="ce16" office:value-type="string">
            <text:p>SMOKE_PLF_INT_01</text:p>
          </table:table-cell>
          <table:table-cell table:style-name="ce16" office:value-type="string">
            <text:p>SmokeTest - Home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/>
          <table:table-cell/>
          <table:table-cell office:value-type="string">
            <text:p>x</text:p>
          </table:table-cell>
          <table:table-cell table:style-name="ce16" office:value-type="string">
            <text:p>Smoke/Integration/Hom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MOKE_PLF_INT_01</text:p>
          </table:table-cell>
          <table:table-cell table:style-name="ce16" office:value-type="string">
            <text:p>SmokeTest - Home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/>
          <table:table-cell office:value-type="string">
            <text:p>x</text:p>
          </table:table-cell>
          <table:table-cell table:style-name="ce16" office:value-type="string">
            <text:p>Smoke/Integration/Hom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MOKE_PLF_INT_01</text:p>
          </table:table-cell>
          <table:table-cell table:style-name="ce16" office:value-type="string">
            <text:p>SmokeTest - Home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/>
          <table:table-cell office:value-type="string">
            <text:p>x</text:p>
          </table:table-cell>
          <table:table-cell table:style-name="ce16" office:value-type="string">
            <text:p>Smoke/Integration/Hom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Smoke/Integration/Spac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Smoke/Integration/Spac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Smoke/Integration/Spac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MOKE_PLF_INT_03</text:p>
          </table:table-cell>
          <table:table-cell table:style-name="ce16" office:value-type="string">
            <text:p>SmokeTest - Calendar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/>
          <table:table-cell table:style-name="ce16"/>
          <table:table-cell/>
          <table:table-cell office:value-type="string">
            <text:p>x</text:p>
          </table:table-cell>
          <table:table-cell table:style-name="ce16" office:value-type="string">
            <text:p>Smoke/Integration/Calenda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MOKE_PLF_INT_03</text:p>
          </table:table-cell>
          <table:table-cell table:style-name="ce16" office:value-type="string">
            <text:p>SmokeTest - Calenda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/>
          <table:table-cell office:value-type="string">
            <text:p>x</text:p>
          </table:table-cell>
          <table:table-cell table:style-name="ce16" office:value-type="string">
            <text:p>Smoke/Integration/Calenda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MOKE_PLF_INT_03</text:p>
          </table:table-cell>
          <table:table-cell table:style-name="ce16" office:value-type="string">
            <text:p>SmokeTest - Calenda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/>
          <table:table-cell office:value-type="string">
            <text:p>x</text:p>
          </table:table-cell>
          <table:table-cell table:style-name="ce16" office:value-type="string">
            <text:p>Smoke/Integration/Calenda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MOKE_PLF_INT_04</text:p>
          </table:table-cell>
          <table:table-cell office:value-type="string">
            <text:p>SmokeTest - Wiki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Smoke/Integration/Wiki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MOKE_PLF_INT_04</text:p>
          </table:table-cell>
          <table:table-cell office:value-type="string">
            <text:p>SmokeTest - Wiki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Smoke/Integration/Wiki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MOKE_PLF_INT_04</text:p>
          </table:table-cell>
          <table:table-cell office:value-type="string">
            <text:p>SmokeTest - Wiki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Smoke/Integration/Wiki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MOKE_PLF_INT_05</text:p>
          </table:table-cell>
          <table:table-cell table:style-name="ce16" office:value-type="string">
            <text:p>SmokeTest - Sites Explorer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/>
          <table:table-cell table:style-name="ce16"/>
          <table:table-cell/>
          <table:table-cell office:value-type="string">
            <text:p>x</text:p>
          </table:table-cell>
          <table:table-cell table:style-name="ce16" office:value-type="string">
            <text:p>Smoke/Integration/Sites Explor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MOKE_PLF_INT_05</text:p>
          </table:table-cell>
          <table:table-cell table:style-name="ce16" office:value-type="string">
            <text:p>SmokeTest - Sites Explor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/>
          <table:table-cell office:value-type="string">
            <text:p>x</text:p>
          </table:table-cell>
          <table:table-cell table:style-name="ce16" office:value-type="string">
            <text:p>Smoke/Integration/Sites Explor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MOKE_PLF_INT_05</text:p>
          </table:table-cell>
          <table:table-cell table:style-name="ce16" office:value-type="string">
            <text:p>SmokeTest - Sites Explor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/>
          <table:table-cell office:value-type="string">
            <text:p>x</text:p>
          </table:table-cell>
          <table:table-cell table:style-name="ce16" office:value-type="string">
            <text:p>Smoke/Integration/Sites Explor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MOKE_PLF_INT_06</text:p>
          </table:table-cell>
          <table:table-cell office:value-type="string">
            <text:p>SmokeTest - Forum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Smoke/Integration/Forum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MOKE_PLF_INT_06</text:p>
          </table:table-cell>
          <table:table-cell office:value-type="string">
            <text:p>SmokeTest - Foru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Smoke/Integration/Forum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MOKE_PLF_INT_06</text:p>
          </table:table-cell>
          <table:table-cell office:value-type="string">
            <text:p>SmokeTest - Foru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Smoke/Integration/Forum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MOKE_PLF_INT_07</text:p>
          </table:table-cell>
          <table:table-cell table:style-name="ce16" office:value-type="string">
            <text:p>SmokeTest - Space setting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/>
          <table:table-cell table:style-name="ce16"/>
          <table:table-cell/>
          <table:table-cell office:value-type="string">
            <text:p>x</text:p>
          </table:table-cell>
          <table:table-cell table:style-name="ce16" office:value-type="string">
            <text:p>Smoke/Integration/Applic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MOKE_PLF_INT_07</text:p>
          </table:table-cell>
          <table:table-cell table:style-name="ce16" office:value-type="string">
            <text:p>SmokeTest - Space settin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/>
          <table:table-cell office:value-type="string">
            <text:p>x</text:p>
          </table:table-cell>
          <table:table-cell table:style-name="ce16" office:value-type="string">
            <text:p>Smoke/Integration/Applic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MOKE_PLF_INT_07</text:p>
          </table:table-cell>
          <table:table-cell table:style-name="ce16" office:value-type="string">
            <text:p>SmokeTest - Space sett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/>
          <table:table-cell office:value-type="string">
            <text:p>x</text:p>
          </table:table-cell>
          <table:table-cell table:style-name="ce16" office:value-type="string">
            <text:p>Smoke/Integration/Applic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MOKE_PLF_INT_08</text:p>
          </table:table-cell>
          <table:table-cell office:value-type="string">
            <text:p>SmokeTest - IDE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Smoke/Integration/ID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MOKE_PLF_INT_08</text:p>
          </table:table-cell>
          <table:table-cell office:value-type="string">
            <text:p>SmokeTest - I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Smoke/Integration/ID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MOKE_PLF_INT_08</text:p>
          </table:table-cell>
          <table:table-cell office:value-type="string">
            <text:p>SmokeTest - I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Smoke/Integration/ID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MOKE_PLF_INT_09</text:p>
          </table:table-cell>
          <table:table-cell table:style-name="ce16" office:value-type="string">
            <text:p>SmokeTest - CMIS</text:p>
          </table:table-cell>
          <table:table-cell office:value-type="string">
            <text:p>High</text:p>
          </table:table-cell>
          <table:table-cell table:style-name="ce17" office:value-type="float" office:value="5">
            <text:p>5</text:p>
          </table:table-cell>
          <table:table-cell/>
          <table:table-cell table:style-name="ce16"/>
          <table:table-cell/>
          <table:table-cell office:value-type="string">
            <text:p>x</text:p>
          </table:table-cell>
          <table:table-cell table:style-name="ce16" office:value-type="string">
            <text:p>Smoke/Integration/CMI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MOKE_PLF_INT_09</text:p>
          </table:table-cell>
          <table:table-cell table:style-name="ce16" office:value-type="string">
            <text:p>SmokeTest - CMI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/>
          <table:table-cell office:value-type="string">
            <text:p>x</text:p>
          </table:table-cell>
          <table:table-cell table:style-name="ce16" office:value-type="string">
            <text:p>Smoke/Integration/CMI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MOKE_PLF_INT_09</text:p>
          </table:table-cell>
          <table:table-cell table:style-name="ce16" office:value-type="string">
            <text:p>SmokeTest - CMI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/>
          <table:table-cell office:value-type="string">
            <text:p>x</text:p>
          </table:table-cell>
          <table:table-cell table:style-name="ce16" office:value-type="string">
            <text:p>Smoke/Integration/CMI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A_CALENDAR_02</text:p>
          </table:table-cell>
          <table:table-cell office:value-type="string">
            <text:p>SniffTest - Manage Personal Calendar(Add/Edit/Delet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Manage Personal Calenda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A_CALENDAR_02</text:p>
          </table:table-cell>
          <table:table-cell office:value-type="string">
            <text:p>SniffTest - Manage Personal Calendar(Add/Edit/Delet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Manage Personal Calenda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A_CALENDAR_02</text:p>
          </table:table-cell>
          <table:table-cell office:value-type="string">
            <text:p>SniffTest - Manage Personal Calendar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Manage Personal Calenda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A_CALENDAR_03</text:p>
          </table:table-cell>
          <table:table-cell table:style-name="ce16" office:value-type="string">
            <text:p>SniffTest - Manage Public Calendar(Add/Edit/Delet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Manage Public Calenda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A_CALENDAR_03</text:p>
          </table:table-cell>
          <table:table-cell table:style-name="ce16" office:value-type="string">
            <text:p>SniffTest - Manage Public Calendar(Add/Edit/Delet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Manage Public Calenda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A_CALENDAR_03</text:p>
          </table:table-cell>
          <table:table-cell table:style-name="ce16" office:value-type="string">
            <text:p>SniffTest - Manage Public Calendar(Add/Edit/Delet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Manage Public Calenda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A_CALENDAR_04</text:p>
          </table:table-cell>
          <table:table-cell office:value-type="string">
            <text:p>SniffTest - Share calenda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Share a calenda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A_CALENDAR_04</text:p>
          </table:table-cell>
          <table:table-cell office:value-type="string">
            <text:p>SniffTest - Share calenda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Share a calenda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A_CALENDAR_04</text:p>
          </table:table-cell>
          <table:table-cell office:value-type="string">
            <text:p>SniffTest - Share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Share a calenda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A_CALENDAR_08</text:p>
          </table:table-cell>
          <table:table-cell table:style-name="ce16" office:value-type="string">
            <text:p>SniffTest - Check highlight mini calenda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Check highlight in mini calenda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A_CALENDAR_08</text:p>
          </table:table-cell>
          <table:table-cell table:style-name="ce16" office:value-type="string">
            <text:p>SniffTest - Check highlight mini calenda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Check highlight in mini calenda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A_CALENDAR_08</text:p>
          </table:table-cell>
          <table:table-cell table:style-name="ce16" office:value-type="string">
            <text:p>SniffTest - Check highlight mini calenda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Check highlight in mini calenda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A_CALENDAR_09</text:p>
          </table:table-cell>
          <table:table-cell office:value-type="string">
            <text:p>SniffTest - Check pop-up remin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Check pop up remind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A_CALENDAR_09</text:p>
          </table:table-cell>
          <table:table-cell office:value-type="string">
            <text:p>SniffTest - Check pop-up remin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Check pop up remind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A_CALENDAR_09</text:p>
          </table:table-cell>
          <table:table-cell office:value-type="string">
            <text:p>SniffTest - Check pop-up remin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Check pop up remind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A_CALENDAR_10</text:p>
          </table:table-cell>
          <table:table-cell table:style-name="ce16" office:value-type="string">
            <text:p>SniffTest - Check email reminde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Check mail remind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A_CALENDAR_10</text:p>
          </table:table-cell>
          <table:table-cell table:style-name="ce16" office:value-type="string">
            <text:p>SniffTest - Check email remind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Check mail remind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A_CALENDAR_10</text:p>
          </table:table-cell>
          <table:table-cell table:style-name="ce16" office:value-type="string">
            <text:p>SniffTest - Check email remind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Check mail remind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A_CALENDAR_19</text:p>
          </table:table-cell>
          <table:table-cell office:value-type="string">
            <text:p>SniffTest - Import calenda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Impor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A_CALENDAR_19</text:p>
          </table:table-cell>
          <table:table-cell office:value-type="string">
            <text:p>SniffTest - Import calenda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Impor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A_CALENDAR_19</text:p>
          </table:table-cell>
          <table:table-cell office:value-type="string">
            <text:p>SniffTest - Import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Impor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A_CALENDAR_20</text:p>
          </table:table-cell>
          <table:table-cell table:style-name="ce16" office:value-type="string">
            <text:p>SniffTest - Show or hide page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Expor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A_CALENDAR_20</text:p>
          </table:table-cell>
          <table:table-cell table:style-name="ce16" office:value-type="string">
            <text:p>SniffTest - Show or hide page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Expor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A_CALENDAR_20</text:p>
          </table:table-cell>
          <table:table-cell table:style-name="ce16" office:value-type="string">
            <text:p>SniffTest - Show or hide page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Expor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A_EVENT_11</text:p>
          </table:table-cell>
          <table:table-cell office:value-type="string">
            <text:p>SniffTest - Add events for shared calenda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Add events to a shared calenda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A_EVENT_11</text:p>
          </table:table-cell>
          <table:table-cell office:value-type="string">
            <text:p>SniffTest - Add events for shared calend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Add events to a shared calenda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A_EVENT_11</text:p>
          </table:table-cell>
          <table:table-cell office:value-type="string">
            <text:p>SniffTest - Add events for shared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Add events to a shared calenda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A_EVENT_13</text:p>
          </table:table-cell>
          <table:table-cell table:style-name="ce16" office:value-type="string">
            <text:p>SniffTest - Add events for public calenda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Add events to a public calenda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A_EVENT_13</text:p>
          </table:table-cell>
          <table:table-cell table:style-name="ce16" office:value-type="string">
            <text:p>SniffTest - Add events for public calenda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Add events to a public calenda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A_EVENT_13</text:p>
          </table:table-cell>
          <table:table-cell table:style-name="ce16" office:value-type="string">
            <text:p>SniffTest - Add events for public calenda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Add events to a public calenda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A_EVENT_15</text:p>
          </table:table-cell>
          <table:table-cell office:value-type="string">
            <text:p>SniffTest - Check displaying added task/event in all view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Check all the view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A_EVENT_15</text:p>
          </table:table-cell>
          <table:table-cell office:value-type="string">
            <text:p>SniffTest - Check displaying added task/event in all view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Check all the view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A_EVENT_15</text:p>
          </table:table-cell>
          <table:table-cell office:value-type="string">
            <text:p>SniffTest - Check displaying added task/event in all view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Check all the view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A_EVENT_16</text:p>
          </table:table-cell>
          <table:table-cell table:style-name="ce16" office:value-type="string">
            <text:p>SniffTest - Drag-drop task/even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Drag and drop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A_EVENT_16</text:p>
          </table:table-cell>
          <table:table-cell table:style-name="ce16" office:value-type="string">
            <text:p>SniffTest - Drag-drop task/even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Drag and drop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A_EVENT_16</text:p>
          </table:table-cell>
          <table:table-cell table:style-name="ce16" office:value-type="string">
            <text:p>SniffTest - Drag-drop task/eve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Drag and drop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A_EVENT_17</text:p>
          </table:table-cell>
          <table:table-cell office:value-type="string">
            <text:p>SniffTest - Re-siz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Resize event/task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A_EVENT_17</text:p>
          </table:table-cell>
          <table:table-cell office:value-type="string">
            <text:p>SniffTest - Re-siz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Resize event/task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A_EVENT_17</text:p>
          </table:table-cell>
          <table:table-cell office:value-type="string">
            <text:p>SniffTest - Re-siz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Resize event/task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A_GROUP _01</text:p>
          </table:table-cell>
          <table:table-cell table:style-name="ce16" office:value-type="string">
            <text:p>SniffTest - Manage Group (Add/Edit/Delete)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Manage Group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A_GROUP _01</text:p>
          </table:table-cell>
          <table:table-cell table:style-name="ce16" office:value-type="string">
            <text:p>SniffTest - Manage Group (Add/Edit/Delete)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Manage Group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A_GROUP _01</text:p>
          </table:table-cell>
          <table:table-cell table:style-name="ce16" office:value-type="string">
            <text:p>SniffTest - Manage Group (Add/Edit/Delet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Manage Group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A_SEARCH_2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Quick 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A_SEARCH_2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Quick 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A_SEARCH_2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Quick 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A_SEARCH_22</text:p>
          </table:table-cell>
          <table:table-cell table:style-name="ce16" office:value-type="string">
            <text:p>SniffTest - Advanced search(simple cas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Advance 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A_SEARCH_22</text:p>
          </table:table-cell>
          <table:table-cell table:style-name="ce16" office:value-type="string">
            <text:p>SniffTest - Advanced search(simple cas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Advance 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A_SEARCH_22</text:p>
          </table:table-cell>
          <table:table-cell table:style-name="ce16" office:value-type="string">
            <text:p>SniffTest - Advanced search(simple cas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Advance 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A_TASK_07</text:p>
          </table:table-cell>
          <table:table-cell office:value-type="string">
            <text:p>SniffTest - Manage Task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Manage Task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A_TASK_07</text:p>
          </table:table-cell>
          <table:table-cell office:value-type="string">
            <text:p>SniffTest - Manage Task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Manage Task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A_TASK_07</text:p>
          </table:table-cell>
          <table:table-cell office:value-type="string">
            <text:p>SniffTest - Manage Tas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Manage Task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HA_OTHERCHECK_01</text:p>
          </table:table-cell>
          <table:table-cell table:style-name="ce16" office:value-type="string">
            <text:p>SniffTest - Create new room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Add Room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HA_OTHERCHECK_01</text:p>
          </table:table-cell>
          <table:table-cell table:style-name="ce16" office:value-type="string">
            <text:p>SniffTest - Create new room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Add Room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HA_OTHERCHECK_01</text:p>
          </table:table-cell>
          <table:table-cell table:style-name="ce16" office:value-type="string">
            <text:p>SniffTest - Create new room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Add Room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HA_OTHERCHECK_02</text:p>
          </table:table-cell>
          <table:table-cell office:value-type="string">
            <text:p>SniffTest - Invit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hat\Invit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HA_OTHERCHECK_02</text:p>
          </table:table-cell>
          <table:table-cell office:value-type="string">
            <text:p>SniffTest - Invi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hat\Invit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HA_OTHERCHECK_02</text:p>
          </table:table-cell>
          <table:table-cell office:value-type="string">
            <text:p>SniffTest - Invi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hat\Invit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HA_OTHERCHECK_03</text:p>
          </table:table-cell>
          <table:table-cell table:style-name="ce16" office:value-type="string">
            <text:p>SniffTest - Configur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Configur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HA_OTHERCHECK_03</text:p>
          </table:table-cell>
          <table:table-cell table:style-name="ce16" office:value-type="string">
            <text:p>SniffTest - Configur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Configur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HA_OTHERCHECK_03</text:p>
          </table:table-cell>
          <table:table-cell table:style-name="ce16" office:value-type="string">
            <text:p>SniffTest - Configur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Configur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HA_OTHERCHECK_07</text:p>
          </table:table-cell>
          <table:table-cell office:value-type="string">
            <text:p>SniffTest -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hat\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HA_OTHERCHECK_07</text:p>
          </table:table-cell>
          <table:table-cell office:value-type="string">
            <text:p>SniffTest -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hat\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HA_OTHERCHECK_07</text:p>
          </table:table-cell>
          <table:table-cell office:value-type="string">
            <text:p>SniffTest -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hat\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HA_OTHERCHECK_08</text:p>
          </table:table-cell>
          <table:table-cell table:style-name="ce16" office:value-type="string">
            <text:p>SniffTest - Add contac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Add contac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HA_OTHERCHECK_08</text:p>
          </table:table-cell>
          <table:table-cell table:style-name="ce16" office:value-type="string">
            <text:p>SniffTest - Add contac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Add contac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HA_OTHERCHECK_08</text:p>
          </table:table-cell>
          <table:table-cell table:style-name="ce16" office:value-type="string">
            <text:p>SniffTest - Add contac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Add contac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HA_OTHERCHECK_13</text:p>
          </table:table-cell>
          <table:table-cell office:value-type="string">
            <text:p>SniffTest - Remove contac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hat\Remove contac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HA_OTHERCHECK_13</text:p>
          </table:table-cell>
          <table:table-cell office:value-type="string">
            <text:p>SniffTest - Remove contac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hat\Remove contac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HA_OTHERCHECK_13</text:p>
          </table:table-cell>
          <table:table-cell office:value-type="string">
            <text:p>SniffTest - Remove contac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hat\Remove contac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HA_OTHERCHECK_15</text:p>
          </table:table-cell>
          <table:table-cell table:style-name="ce16" office:value-type="string">
            <text:p>SniffTest - User status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User statu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HA_OTHERCHECK_15</text:p>
          </table:table-cell>
          <table:table-cell table:style-name="ce16" office:value-type="string">
            <text:p>SniffTest - User status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User statu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HA_OTHERCHECK_15</text:p>
          </table:table-cell>
          <table:table-cell table:style-name="ce16" office:value-type="string">
            <text:p>SniffTest - User statu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User statu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HA_PRIVATECHAT_09</text:p>
          </table:table-cell>
          <table:table-cell office:value-type="string">
            <text:p>SniffTest - Add private cha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hat\Add private cha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HA_PRIVATECHAT_09</text:p>
          </table:table-cell>
          <table:table-cell office:value-type="string">
            <text:p>SniffTest - Add private cha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hat\Add private cha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HA_PRIVATECHAT_09</text:p>
          </table:table-cell>
          <table:table-cell office:value-type="string">
            <text:p>SniffTest - Add private cha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hat\Add private cha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HA_PRIVATECHAT_10</text:p>
          </table:table-cell>
          <table:table-cell table:style-name="ce16" office:value-type="string">
            <text:p>SniffTest - Send message in private cha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Send private messag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HA_PRIVATECHAT_10</text:p>
          </table:table-cell>
          <table:table-cell table:style-name="ce16" office:value-type="string">
            <text:p>SniffTest - Send message in private cha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Send private messag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HA_PRIVATECHAT_10</text:p>
          </table:table-cell>
          <table:table-cell table:style-name="ce16" office:value-type="string">
            <text:p>SniffTest - Send message in private cha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Send private messag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HA_PRIVATECHAT_11</text:p>
          </table:table-cell>
          <table:table-cell office:value-type="string">
            <text:p>SniffTest - Send file in private cha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hat\Send fil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HA_PRIVATECHAT_11</text:p>
          </table:table-cell>
          <table:table-cell office:value-type="string">
            <text:p>SniffTest - Send file in private cha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hat\Send fil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HA_PRIVATECHAT_11</text:p>
          </table:table-cell>
          <table:table-cell office:value-type="string">
            <text:p>SniffTest - Send file in private cha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hat\Send fil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HA_PRIVATECHAT_12</text:p>
          </table:table-cell>
          <table:table-cell table:style-name="ce16" office:value-type="string">
            <text:p>SniffTest - Export private chat history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Export 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HA_PRIVATECHAT_12</text:p>
          </table:table-cell>
          <table:table-cell table:style-name="ce16" office:value-type="string">
            <text:p>SniffTest - Export private chat history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Export 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HA_PRIVATECHAT_12</text:p>
          </table:table-cell>
          <table:table-cell table:style-name="ce16" office:value-type="string">
            <text:p>SniffTest - Export private chat histor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Export 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HA_PRIVATECHAT_14</text:p>
          </table:table-cell>
          <table:table-cell office:value-type="string">
            <text:p>SniffTest - Show sent messages in period of tim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hat\Message in perio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HA_PRIVATECHAT_14</text:p>
          </table:table-cell>
          <table:table-cell office:value-type="string">
            <text:p>SniffTest - Show sent messages in period of tim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hat\Message in perio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HA_PRIVATECHAT_14</text:p>
          </table:table-cell>
          <table:table-cell office:value-type="string">
            <text:p>SniffTest - Show sent messages in period of tim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hat\Message in perio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HA_PUBLICCHAT _05</text:p>
          </table:table-cell>
          <table:table-cell table:style-name="ce16" office:value-type="string">
            <text:p>SniffTest - Leav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Leave a room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HA_PUBLICCHAT _05</text:p>
          </table:table-cell>
          <table:table-cell table:style-name="ce16" office:value-type="string">
            <text:p>SniffTest - Leav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Leave a room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HA_PUBLICCHAT _05</text:p>
          </table:table-cell>
          <table:table-cell table:style-name="ce16" office:value-type="string">
            <text:p>SniffTest - Leav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Leave a room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HA_PUBLICCHAT_04</text:p>
          </table:table-cell>
          <table:table-cell office:value-type="string">
            <text:p>SniffTest - Send message in chat room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hat\Send messag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HA_PUBLICCHAT_04</text:p>
          </table:table-cell>
          <table:table-cell office:value-type="string">
            <text:p>SniffTest - Send message in chat roo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hat\Send messag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HA_PUBLICCHAT_04</text:p>
          </table:table-cell>
          <table:table-cell office:value-type="string">
            <text:p>SniffTest - Send message in chat roo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hat\Send messag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HA_PUBLICCHAT_06</text:p>
          </table:table-cell>
          <table:table-cell table:style-name="ce16" office:value-type="string">
            <text:p>SniffTest - Join room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Join a room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HA_PUBLICCHAT_06</text:p>
          </table:table-cell>
          <table:table-cell table:style-name="ce16" office:value-type="string">
            <text:p>SniffTest - Join room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Join a room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HA_PUBLICCHAT_06</text:p>
          </table:table-cell>
          <table:table-cell table:style-name="ce16" office:value-type="string">
            <text:p>SniffTest - Join room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Join a room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ON_ADDBOOK_01</text:p>
          </table:table-cell>
          <table:table-cell office:value-type="string">
            <text:p>SniffTest - Manage Address book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ontact\Manage Address book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ON_ADDBOOK_01</text:p>
          </table:table-cell>
          <table:table-cell office:value-type="string">
            <text:p>SniffTest - Manage Address boo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ontact\Manage Address book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ON_ADDBOOK_01</text:p>
          </table:table-cell>
          <table:table-cell office:value-type="string">
            <text:p>SniffTest - Manage Address boo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ontact\Manage Address book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ON_ADDBOOK_02</text:p>
          </table:table-cell>
          <table:table-cell table:style-name="ce16" office:value-type="string">
            <text:p>SniffTest - Share address book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ontact\Shar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ON_ADDBOOK_02</text:p>
          </table:table-cell>
          <table:table-cell table:style-name="ce16" office:value-type="string">
            <text:p>SniffTest - Share address book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ontact\Shar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ON_ADDBOOK_02</text:p>
          </table:table-cell>
          <table:table-cell table:style-name="ce16" office:value-type="string">
            <text:p>SniffTest - Share address book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ontact\Shar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ON_ADDBOOK_10</text:p>
          </table:table-cell>
          <table:table-cell office:value-type="string">
            <text:p>SniffTest - Import Address book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ontact\Impor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ON_ADDBOOK_10</text:p>
          </table:table-cell>
          <table:table-cell office:value-type="string">
            <text:p>SniffTest - Import Address boo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ontact\Impor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ON_ADDBOOK_10</text:p>
          </table:table-cell>
          <table:table-cell office:value-type="string">
            <text:p>SniffTest - Import Address boo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ontact\Impor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ON_ADDBOOK_11</text:p>
          </table:table-cell>
          <table:table-cell table:style-name="ce16" office:value-type="string">
            <text:p>SniffTest - Export Address book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ontact\Expor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ON_ADDBOOK_11</text:p>
          </table:table-cell>
          <table:table-cell table:style-name="ce16" office:value-type="string">
            <text:p>SniffTest - Export Address book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ontact\Expor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ON_ADDBOOK_11</text:p>
          </table:table-cell>
          <table:table-cell table:style-name="ce16" office:value-type="string">
            <text:p>SniffTest - Export Address book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ontact\Expor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ON_CONTACT_03</text:p>
          </table:table-cell>
          <table:table-cell office:value-type="string">
            <text:p>SniffTest - Manage Contact(Add/Edit/Delete/Mov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ontact\Manage Contac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ON_CONTACT_03</text:p>
          </table:table-cell>
          <table:table-cell office:value-type="string">
            <text:p>SniffTest - Manage Contact(Add/Edit/Delete/Mov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ontact\Manage Contac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ON_CONTACT_03</text:p>
          </table:table-cell>
          <table:table-cell office:value-type="string">
            <text:p>SniffTest - Manage Contact(Add/Edit/Delete/Mov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ontact\Manage Contac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ON_CONTACT_05</text:p>
          </table:table-cell>
          <table:table-cell table:style-name="ce16" office:value-type="string">
            <text:p>SniffTest - Copy/Paste a Contac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ontact\Copy and pas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ON_CONTACT_05</text:p>
          </table:table-cell>
          <table:table-cell table:style-name="ce16" office:value-type="string">
            <text:p>SniffTest - Copy/Paste a Contac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ontact\Copy and pas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ON_CONTACT_05</text:p>
          </table:table-cell>
          <table:table-cell table:style-name="ce16" office:value-type="string">
            <text:p>SniffTest - Copy/Paste a Contac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ontact\Copy and pas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ON_CONTACT_06</text:p>
          </table:table-cell>
          <table:table-cell office:value-type="string">
            <text:p>SniffTest - Share contac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ontact\Share Contac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ON_CONTACT_06</text:p>
          </table:table-cell>
          <table:table-cell office:value-type="string">
            <text:p>SniffTest - Share contac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ontact\Share Contac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ON_CONTACT_06</text:p>
          </table:table-cell>
          <table:table-cell office:value-type="string">
            <text:p>SniffTest - Share contac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ontact\Share Contac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ON_CONTACT_09</text:p>
          </table:table-cell>
          <table:table-cell table:style-name="ce16" office:value-type="string">
            <text:p>SniffTest - Send Email contac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ontact\Send mail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ON_CONTACT_09</text:p>
          </table:table-cell>
          <table:table-cell table:style-name="ce16" office:value-type="string">
            <text:p>SniffTest - Send Email contac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ontact\Send mail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ON_CONTACT_09</text:p>
          </table:table-cell>
          <table:table-cell table:style-name="ce16" office:value-type="string">
            <text:p>SniffTest - Send Email contac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ontact\Send mail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ON_LAYOUT_07</text:p>
          </table:table-cell>
          <table:table-cell office:value-type="string">
            <text:p>SniffTest - Switch views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ontact\Switch view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ON_LAYOUT_07</text:p>
          </table:table-cell>
          <table:table-cell office:value-type="string">
            <text:p>SniffTest - Switch views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ontact\Switch view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ON_LAYOUT_07</text:p>
          </table:table-cell>
          <table:table-cell office:value-type="string">
            <text:p>SniffTest - Switch views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ontact\Switch view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ON_SEARCH_12</text:p>
          </table:table-cell>
          <table:table-cell table:style-name="ce16" office:value-type="string">
            <text:p>SniffTest - Quick search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ontact\Quick 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ON_SEARCH_12</text:p>
          </table:table-cell>
          <table:table-cell table:style-name="ce16" office:value-type="string">
            <text:p>SniffTest - Quick search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ontact\Quick 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ON_SEARCH_12</text:p>
          </table:table-cell>
          <table:table-cell table:style-name="ce16" office:value-type="string">
            <text:p>SniffTest - Quick search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ontact\Quick 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ON_SEARCH_13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ontact\Advanced 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ON_SEARCH_13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ontact\Advanced 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ON_SEARCH_13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ontact\Advanced 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ON_TAG_08</text:p>
          </table:table-cell>
          <table:table-cell table:style-name="ce16" office:value-type="string">
            <text:p>SniffTest - Tag on specific contac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ontact\Tag 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ON_TAG_08</text:p>
          </table:table-cell>
          <table:table-cell table:style-name="ce16" office:value-type="string">
            <text:p>SniffTest - Tag on specific contac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ontact\Tag 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ON_TAG_08</text:p>
          </table:table-cell>
          <table:table-cell table:style-name="ce16" office:value-type="string">
            <text:p>SniffTest - Tag on specific contac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ontact\Tag 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MA_ACC_01</text:p>
          </table:table-cell>
          <table:table-cell office:value-type="string">
            <text:p>SniffTest - Manage Mail Account(Add/Edit/Delet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Manage Accoun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MA_ACC_01</text:p>
          </table:table-cell>
          <table:table-cell office:value-type="string">
            <text:p>SniffTest - Manage Mail Account(Add/Edit/Delet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Manage Accoun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MA_ACC_01</text:p>
          </table:table-cell>
          <table:table-cell office:value-type="string">
            <text:p>SniffTest - Manage Mail Account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Manage Accoun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MA_ACC_19</text:p>
          </table:table-cell>
          <table:table-cell table:style-name="ce16" office:value-type="string">
            <text:p>SniffTest - Delegate an email accoun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Deleg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MA_ACC_19</text:p>
          </table:table-cell>
          <table:table-cell table:style-name="ce16" office:value-type="string">
            <text:p>SniffTest - Delegate an email account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Deleg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MA_ACC_19</text:p>
          </table:table-cell>
          <table:table-cell table:style-name="ce16" office:value-type="string">
            <text:p>SniffTest - Delegate an email accou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Deleg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MA_ADDBOOK_18</text:p>
          </table:table-cell>
          <table:table-cell office:value-type="string">
            <text:p>SniffTest - Manage Contact in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Manage contact in Mail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MA_ADDBOOK_18</text:p>
          </table:table-cell>
          <table:table-cell office:value-type="string">
            <text:p>SniffTest - Manage Contact in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Manage contact in Mail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MA_ADDBOOK_18</text:p>
          </table:table-cell>
          <table:table-cell office:value-type="string">
            <text:p>SniffTest - Manage Contact in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Manage contact in Mail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MA_EVENT_17</text:p>
          </table:table-cell>
          <table:table-cell table:style-name="ce16" office:value-type="string">
            <text:p>SniffTest - Add event in Mai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Add event in Mail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MA_EVENT_17</text:p>
          </table:table-cell>
          <table:table-cell table:style-name="ce16" office:value-type="string">
            <text:p>SniffTest - Add event in Mai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Add event in Mail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MA_EVENT_17</text:p>
          </table:table-cell>
          <table:table-cell table:style-name="ce16" office:value-type="string">
            <text:p>SniffTest - Add event in Mai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Add event in Mail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MA_FILTER_13</text:p>
          </table:table-cell>
          <table:table-cell office:value-type="string">
            <text:p>SniffTest - Filter message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Filter messag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MA_FILTER_13</text:p>
          </table:table-cell>
          <table:table-cell office:value-type="string">
            <text:p>SniffTest - Filter message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Filter messag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MA_FILTER_13</text:p>
          </table:table-cell>
          <table:table-cell office:value-type="string">
            <text:p>SniffTest - Filter message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Filter messag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MA_FILTER_14</text:p>
          </table:table-cell>
          <table:table-cell table:style-name="ce16" office:value-type="string">
            <text:p>SniffTest - Mange Filters(Add/Edit/Delet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Manage filt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MA_FILTER_14</text:p>
          </table:table-cell>
          <table:table-cell table:style-name="ce16" office:value-type="string">
            <text:p>SniffTest - Mange Filters(Add/Edit/Delet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Manage filt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MA_FILTER_14</text:p>
          </table:table-cell>
          <table:table-cell table:style-name="ce16" office:value-type="string">
            <text:p>SniffTest - Mange Filters(Add/Edit/Delet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Manage filt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MA_FOLDER_10</text:p>
          </table:table-cell>
          <table:table-cell office:value-type="string">
            <text:p>SniffTest - Manage a folder(Add/Edit/Delet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Manage Fold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MA_FOLDER_10</text:p>
          </table:table-cell>
          <table:table-cell office:value-type="string">
            <text:p>SniffTest - Manage a folder(Add/Edit/Delet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Manage Fold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MA_FOLDER_10</text:p>
          </table:table-cell>
          <table:table-cell office:value-type="string">
            <text:p>SniffTest - Manage a folder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Manage Fold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MA_MAIL_02</text:p>
          </table:table-cell>
          <table:table-cell table:style-name="ce16" office:value-type="string">
            <text:p>SniffTest - Check mai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Check Mail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MA_MAIL_02</text:p>
          </table:table-cell>
          <table:table-cell table:style-name="ce16" office:value-type="string">
            <text:p>SniffTest - Check mai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Check Mail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MA_MAIL_02</text:p>
          </table:table-cell>
          <table:table-cell table:style-name="ce16" office:value-type="string">
            <text:p>SniffTest - Check mai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Check Mail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MA_MAIL_03</text:p>
          </table:table-cell>
          <table:table-cell office:value-type="string">
            <text:p>SniffTest - Compose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Compos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MA_MAIL_03</text:p>
          </table:table-cell>
          <table:table-cell office:value-type="string">
            <text:p>SniffTest - Compose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Compos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MA_MAIL_03</text:p>
          </table:table-cell>
          <table:table-cell office:value-type="string">
            <text:p>SniffTest - Compose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Compos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MA_MAIL_04</text:p>
          </table:table-cell>
          <table:table-cell table:style-name="ce16" office:value-type="string">
            <text:p>SniffTest - Draft mai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Draf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MA_MAIL_04</text:p>
          </table:table-cell>
          <table:table-cell table:style-name="ce16" office:value-type="string">
            <text:p>SniffTest - Draft mai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Draf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MA_MAIL_04</text:p>
          </table:table-cell>
          <table:table-cell table:style-name="ce16" office:value-type="string">
            <text:p>SniffTest - Draft mai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Draf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MA_MAIL_05</text:p>
          </table:table-cell>
          <table:table-cell office:value-type="string">
            <text:p>SniffTest - Repl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Reply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MA_MAIL_05</text:p>
          </table:table-cell>
          <table:table-cell office:value-type="string">
            <text:p>SniffTest - Repl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Reply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MA_MAIL_05</text:p>
          </table:table-cell>
          <table:table-cell office:value-type="string">
            <text:p>SniffTest - Repl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Reply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MA_MAIL_06</text:p>
          </table:table-cell>
          <table:table-cell table:style-name="ce16" office:value-type="string">
            <text:p>SniffTest - Forward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Forward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MA_MAIL_06</text:p>
          </table:table-cell>
          <table:table-cell table:style-name="ce16" office:value-type="string">
            <text:p>SniffTest - Forward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Forward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MA_MAIL_06</text:p>
          </table:table-cell>
          <table:table-cell table:style-name="ce16" office:value-type="string">
            <text:p>SniffTest - Forwar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Forward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MA_MAIL_08</text:p>
          </table:table-cell>
          <table:table-cell office:value-type="string">
            <text:p>SniffTest - Drag-drop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Drag and Drop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MA_MAIL_08</text:p>
          </table:table-cell>
          <table:table-cell office:value-type="string">
            <text:p>SniffTest - Drag-drop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Drag and Drop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MA_MAIL_08</text:p>
          </table:table-cell>
          <table:table-cell office:value-type="string">
            <text:p>SniffTest - Drag-drop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Drag and Drop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MA_SEARCH_15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Quick 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MA_SEARCH_15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Quick 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MA_SEARCH_15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Quick 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MA_SEARCH_16</text:p>
          </table:table-cell>
          <table:table-cell office:value-type="string">
            <text:p>SniffTest - Advanced search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Advance 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MA_SEARCH_16</text:p>
          </table:table-cell>
          <table:table-cell office:value-type="string">
            <text:p>SniffTest - Advanced search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Advance 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MA_SEARCH_16</text:p>
          </table:table-cell>
          <table:table-cell office:value-type="string">
            <text:p>SniffTest - Advanced search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Advance 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MA_TAG_11</text:p>
          </table:table-cell>
          <table:table-cell table:style-name="ce16" office:value-type="string">
            <text:p>SniffTest - Manage a tag(Add/Edit/Delet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Manage Tag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MA_TAG_11</text:p>
          </table:table-cell>
          <table:table-cell table:style-name="ce16" office:value-type="string">
            <text:p>SniffTest - Manage a tag(Add/Edit/Delet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Manage Tag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MA_TAG_11</text:p>
          </table:table-cell>
          <table:table-cell table:style-name="ce16" office:value-type="string">
            <text:p>SniffTest - Manage a tag(Add/Edit/Delet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Manage Tag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DMS_ACT_01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ECMS\DMS\Action\Copy_Past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CT_01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ECMS\DMS\Action\Copy_Past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CT_01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ECMS\DMS\Action\Copy_Past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CT_02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ECMS\DMS\Action\Cut_Pas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CT_02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ECMS\DMS\Action\Cut_Pas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CT_02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ECMS\DMS\Action\Cut_Pas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DMS_ACT_03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ECMS\DMS\Action\Lock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CT_03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ECMS\DMS\Action\Lock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CT_03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ECMS\DMS\Action\Lock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CT_04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ECMS\DMS\Action\Renam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CT_04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ECMS\DMS\Action\Renam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CT_04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ECMS\DMS\Action\Renam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DMS_ACT_05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ECMS\DMS\Action\Symlink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CT_05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ECMS\DMS\Action\Symlink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CT_05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ECMS\DMS\Action\Symlink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CT_06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ECMS\DMS\Action\WebDAV\Crea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CT_06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ECMS\DMS\Action\WebDAV\Crea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CT_06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ECMS\DMS\Action\WebDAV\Crea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DMS_ACT_07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ECMS\DMS\Action\WebDAV\Ac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CT_07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ECMS\DMS\Action\WebDAV\Ac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CT_07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ECMS\DMS\Action\WebDAV\Ac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CT_08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ECMS\DMS\Action\Drag_Drop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CT_08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ECMS\DMS\Action\Drag_Drop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CT_08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ECMS\DMS\Action\Drag_Drop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DMS_ADI_01</text:p>
          </table:table-cell>
          <table:table-cell office:value-type="string">
            <text:p>SniffTest - Admi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ECMS\DMS\Admin\Public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DI_01</text:p>
          </table:table-cell>
          <table:table-cell office:value-type="string">
            <text:p>SniffTest - Admi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ECMS\DMS\Admin\Public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DI_01</text:p>
          </table:table-cell>
          <table:table-cell office:value-type="string">
            <text:p>SniffTest -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ECMS\DMS\Admin\Public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DI_02</text:p>
          </table:table-cell>
          <table:table-cell table:style-name="ce16" office:value-type="string">
            <text:p>SniffTest - Admi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ECMS\DMS\Admin\Category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DI_02</text:p>
          </table:table-cell>
          <table:table-cell table:style-name="ce16" office:value-type="string">
            <text:p>SniffTest - Admi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ECMS\DMS\Admin\Category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DI_02</text:p>
          </table:table-cell>
          <table:table-cell table:style-name="ce16" office:value-type="string">
            <text:p>SniffTest - Admi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ECMS\DMS\Admin\Category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DMS_ADI_03</text:p>
          </table:table-cell>
          <table:table-cell office:value-type="string">
            <text:p>SniffTest - Adm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ECMS\DMS\Admin\Rel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DI_03</text:p>
          </table:table-cell>
          <table:table-cell office:value-type="string">
            <text:p>SniffTest - Adm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ECMS\DMS\Admin\Rel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DI_03</text:p>
          </table:table-cell>
          <table:table-cell office:value-type="string">
            <text:p>SniffTest -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ECMS\DMS\Admin\Rel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DI_04</text:p>
          </table:table-cell>
          <table:table-cell table:style-name="ce16" office:value-type="string">
            <text:p>SniffTest - Admi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ECMS\DMS\Admin\Node_Property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DI_04</text:p>
          </table:table-cell>
          <table:table-cell table:style-name="ce16" office:value-type="string">
            <text:p>SniffTest - Admi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ECMS\DMS\Admin\Node_Property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DI_04</text:p>
          </table:table-cell>
          <table:table-cell table:style-name="ce16" office:value-type="string">
            <text:p>SniffTest - Admi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ECMS\DMS\Admin\Node_Property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DMS_ADI_05</text:p>
          </table:table-cell>
          <table:table-cell office:value-type="string">
            <text:p>SniffTest - Adm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ECMS\DMS\Admin\Export_Impor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DI_05</text:p>
          </table:table-cell>
          <table:table-cell office:value-type="string">
            <text:p>SniffTest - Adm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ECMS\DMS\Admin\Export_Impor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DI_05</text:p>
          </table:table-cell>
          <table:table-cell office:value-type="string">
            <text:p>SniffTest -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ECMS\DMS\Admin\Export_Impor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DM_01</text:p>
          </table:table-cell>
          <table:table-cell table:style-name="ce16" office:value-type="string">
            <text:p>SniffTest - Setting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ECMS\DMS\ADM\Tag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DM_01</text:p>
          </table:table-cell>
          <table:table-cell table:style-name="ce16" office:value-type="string">
            <text:p>SniffTest - Settin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ECMS\DMS\ADM\Tag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DM_01</text:p>
          </table:table-cell>
          <table:table-cell table:style-name="ce16" office:value-type="string">
            <text:p>SniffTest - Setting</text:p>
          </table:table-cell>
          <table:table-cell office:value-type="string">
            <text:p>Low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ECMS\DMS\ADM\Tag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DMS_ADM_02</text:p>
          </table:table-cell>
          <table:table-cell office:value-type="string">
            <text:p>SniffTest - Settin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ECMS\DMS\ADM\Categorie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DM_02</text:p>
          </table:table-cell>
          <table:table-cell office:value-type="string">
            <text:p>SniffTest - Set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ECMS\DMS\ADM\Categorie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DM_02</text:p>
          </table:table-cell>
          <table:table-cell office:value-type="string">
            <text:p>SniffTest - Set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ECMS\DMS\ADM\Categorie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DM_03</text:p>
          </table:table-cell>
          <table:table-cell table:style-name="ce16" office:value-type="string">
            <text:p>SniffTest - Setting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DMS\ADM\Templa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DM_03</text:p>
          </table:table-cell>
          <table:table-cell table:style-name="ce16" office:value-type="string">
            <text:p>SniffTest - Setting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DMS\ADM\Templa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DM_03</text:p>
          </table:table-cell>
          <table:table-cell table:style-name="ce16" office:value-type="string">
            <text:p>SniffTest - Sett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DMS\ADM\Templa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DMS_ADM_04</text:p>
          </table:table-cell>
          <table:table-cell office:value-type="string">
            <text:p>SniffTest - Clipboar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DMS\ADM\Metadata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DM_04</text:p>
          </table:table-cell>
          <table:table-cell office:value-type="string">
            <text:p>SniffTest - Clipboa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DMS\ADM\Metadata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DM_04</text:p>
          </table:table-cell>
          <table:table-cell office:value-type="string">
            <text:p>SniffTest - Clipboard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DMS\ADM\Metadata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DM_05</text:p>
          </table:table-cell>
          <table:table-cell table:style-name="ce16" office:value-type="string">
            <text:p>SniffTest - Manage Tag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DMS\ADM\View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DM_05</text:p>
          </table:table-cell>
          <table:table-cell table:style-name="ce16" office:value-type="string">
            <text:p>SniffTest - Manage Ta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DMS\ADM\View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DM_05</text:p>
          </table:table-cell>
          <table:table-cell table:style-name="ce16" office:value-type="string">
            <text:p>SniffTest - Manage Ta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DMS\ADM\View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DMS_ADM_06</text:p>
          </table:table-cell>
          <table:table-cell office:value-type="string">
            <text:p>SniffTest - Manage Taxonom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DMS\ADM\Driv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DM_06</text:p>
          </table:table-cell>
          <table:table-cell office:value-type="string">
            <text:p>SniffTest - Manage Taxonom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DMS\ADM\Driv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DM_06</text:p>
          </table:table-cell>
          <table:table-cell office:value-type="string">
            <text:p>SniffTest - Manage Taxonom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DMS\ADM\Driv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DM_07</text:p>
          </table:table-cell>
          <table:table-cell table:style-name="ce16" office:value-type="string">
            <text:p>SniffTest - Manage Templat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DMS\ADM\Namespac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DM_07</text:p>
          </table:table-cell>
          <table:table-cell table:style-name="ce16" office:value-type="string">
            <text:p>SniffTest - Manage Templat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DMS\ADM\Namespac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DM_07</text:p>
          </table:table-cell>
          <table:table-cell table:style-name="ce16" office:value-type="string">
            <text:p>SniffTest - Manage Template</text:p>
          </table:table-cell>
          <table:table-cell office:value-type="string">
            <text:p>Low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DMS\ADM\Namespac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DMS_ADM_08</text:p>
          </table:table-cell>
          <table:table-cell office:value-type="string">
            <text:p>SniffTest - Manage Metadata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DMS\ADM\Node_Typ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DM_08</text:p>
          </table:table-cell>
          <table:table-cell office:value-type="string">
            <text:p>SniffTest - Manage Metadata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DMS\ADM\Node_Typ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DM_08</text:p>
          </table:table-cell>
          <table:table-cell office:value-type="string">
            <text:p>SniffTest - Manage Metadata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DMS\ADM\Node_Typ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DM_09</text:p>
          </table:table-cell>
          <table:table-cell table:style-name="ce16" office:value-type="string">
            <text:p>SniffTest - Manage Views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DMS\ADM\Query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DM_09</text:p>
          </table:table-cell>
          <table:table-cell table:style-name="ce16" office:value-type="string">
            <text:p>SniffTest - Manage Views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DMS\ADM\Query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DM_09</text:p>
          </table:table-cell>
          <table:table-cell table:style-name="ce16" office:value-type="string">
            <text:p>SniffTest - Manage View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DMS\ADM\Query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DMS_ADM_10</text:p>
          </table:table-cell>
          <table:table-cell office:value-type="string">
            <text:p>SniffTest - Manage Driv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DMS\ADM\Scrip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DM_10</text:p>
          </table:table-cell>
          <table:table-cell office:value-type="string">
            <text:p>SniffTest - Manage Driv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DMS\ADM\Scrip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DM_10</text:p>
          </table:table-cell>
          <table:table-cell office:value-type="string">
            <text:p>SniffTest - Manage Dri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DMS\ADM\Scrip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DM_11</text:p>
          </table:table-cell>
          <table:table-cell table:style-name="ce16" office:value-type="string">
            <text:p>SniffTest - Namespace registry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DMS\ADM\Ac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DM_11</text:p>
          </table:table-cell>
          <table:table-cell table:style-name="ce16" office:value-type="string">
            <text:p>SniffTest - Namespace registry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DMS\ADM\Ac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DM_11</text:p>
          </table:table-cell>
          <table:table-cell table:style-name="ce16" office:value-type="string">
            <text:p>SniffTest - Namespace registr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DMS\ADM\Ac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DMS_ADM_12</text:p>
          </table:table-cell>
          <table:table-cell office:value-type="string">
            <text:p>SniffTest - Manage Node Typ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DMS\ADM\Lock_Unlock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DM_12</text:p>
          </table:table-cell>
          <table:table-cell office:value-type="string">
            <text:p>SniffTest - Manage Node Typ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DMS\ADM\Lock_Unlock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DM_12</text:p>
          </table:table-cell>
          <table:table-cell office:value-type="string">
            <text:p>SniffTest - Manage Node Typ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DMS\ADM\Lock_Unlock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CFD_01</text:p>
          </table:table-cell>
          <table:table-cell table:style-name="ce16" office:value-type="string">
            <text:p>SniffTest - Create folde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DMS\Create\Folder\Content_Fold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CFD_01</text:p>
          </table:table-cell>
          <table:table-cell table:style-name="ce16" office:value-type="string">
            <text:p>SniffTest - Create fold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DMS\Create\Folder\Content_Fold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CFD_01</text:p>
          </table:table-cell>
          <table:table-cell table:style-name="ce16" office:value-type="string">
            <text:p>SniffTest - Create fold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DMS\Create\Folder\Content_Fold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DMS_CLB_01</text:p>
          </table:table-cell>
          <table:table-cell office:value-type="string">
            <text:p>SniffTest - View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DMS\Clipboar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CLB_01</text:p>
          </table:table-cell>
          <table:table-cell office:value-type="string">
            <text:p>SniffTest - View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DMS\Clipboar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CLB_01</text:p>
          </table:table-cell>
          <table:table-cell office:value-type="string">
            <text:p>SniffTest - View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DMS\Clipboar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COL_01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DMS\Collaboration\Tag\Priva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COL_01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DMS\Collaboration\Tag\Priva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COL_01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DMS\Collaboration\Tag\Priva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DMS_COL_02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DMS\Collaboration\Tag\Public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COL_02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DMS\Collaboration\Tag\Public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COL_02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DMS\Collaboration\Tag\Public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COL_03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DMS\Collaboration\Languag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COL_03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DMS\Collaboration\Languag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COL_03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DMS\Collaboration\Languag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DMS_COL_04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DMS\Collaboration\Vot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COL_04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DMS\Collaboration\Vot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COL_04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DMS\Collaboration\Vot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COL_05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DMS\Collaboration\Commen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COL_05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DMS\Collaboration\Commen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COL_05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DMS\Collaboration\Commen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DMS_DOC_01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DMS\Create\Document\Articl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DOC_01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DMS\Create\Document\Articl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DOC_01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DMS\Create\Document\Articl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DOC_02</text:p>
          </table:table-cell>
          <table:table-cell table:style-name="ce16" office:value-type="string">
            <text:p>SniffTest - Create documen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DMS\Create\Document\Fil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DOC_02</text:p>
          </table:table-cell>
          <table:table-cell table:style-name="ce16" office:value-type="string">
            <text:p>SniffTest - Create documen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DMS\Create\Document\Fil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DOC_02</text:p>
          </table:table-cell>
          <table:table-cell table:style-name="ce16" office:value-type="string">
            <text:p>SniffTest - Create docume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DMS\Create\Document\Fil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DMS_DOC_03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DMS\Create\Document\Free_Layou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DOC_03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DMS\Create\Document\Free_Layou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DOC_03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DMS\Create\Document\Free_Layou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INF_01</text:p>
          </table:table-cell>
          <table:table-cell table:style-name="ce16" office:value-type="string">
            <text:p>SniffTest - Info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DMS\Info\Permiss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INF_01</text:p>
          </table:table-cell>
          <table:table-cell table:style-name="ce16" office:value-type="string">
            <text:p>SniffTest - Info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DMS\Info\Permiss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INF_01</text:p>
          </table:table-cell>
          <table:table-cell table:style-name="ce16" office:value-type="string">
            <text:p>SniffTest - Info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DMS\Info\Permiss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DMS_INF_02</text:p>
          </table:table-cell>
          <table:table-cell office:value-type="string">
            <text:p>SniffTest - Info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DMS\Info\Metadata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INF_02</text:p>
          </table:table-cell>
          <table:table-cell office:value-type="string">
            <text:p>SniffTest - Info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DMS\Info\Metadata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INF_02</text:p>
          </table:table-cell>
          <table:table-cell office:value-type="string">
            <text:p>SniffTest - Infor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DMS\Info\Metadata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SER_01</text:p>
          </table:table-cell>
          <table:table-cell table:style-name="ce16" office:value-type="string">
            <text:p>SniffTest - Info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DMS\Search\Simpl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SER_01</text:p>
          </table:table-cell>
          <table:table-cell table:style-name="ce16" office:value-type="string">
            <text:p>SniffTest - Infor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DMS\Search\Simpl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SER_01</text:p>
          </table:table-cell>
          <table:table-cell table:style-name="ce16" office:value-type="string">
            <text:p>SniffTest - Info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DMS\Search\Simpl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DMS_SER_02</text:p>
          </table:table-cell>
          <table:table-cell office:value-type="string">
            <text:p>SniffTest - Info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DMS\Search\Advance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SER_02</text:p>
          </table:table-cell>
          <table:table-cell office:value-type="string">
            <text:p>SniffTest - Info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DMS\Search\Advance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SER_02</text:p>
          </table:table-cell>
          <table:table-cell office:value-type="string">
            <text:p>SniffTest - Inf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DMS\Search\Advance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SER_03</text:p>
          </table:table-cell>
          <table:table-cell table:style-name="ce16" office:value-type="string">
            <text:p>SniffTest - Info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DMS\Search\Query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SER_03</text:p>
          </table:table-cell>
          <table:table-cell table:style-name="ce16" office:value-type="string">
            <text:p>SniffTest - Infor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DMS\Search\Query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SER_03</text:p>
          </table:table-cell>
          <table:table-cell table:style-name="ce16" office:value-type="string">
            <text:p>SniffTest - Info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DMS\Search\Query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DMS_SET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DMS\Setting\Browsing_Preference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SET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DMS\Setting\Browsing_Preference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SET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DMS\Setting\Browsing_Preference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UPL_01</text:p>
          </table:table-cell>
          <table:table-cell table:style-name="ce16" office:value-type="string">
            <text:p>SniffTest - Upload fil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DMS\Upload_Fil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UPL_01</text:p>
          </table:table-cell>
          <table:table-cell table:style-name="ce16" office:value-type="string">
            <text:p>SniffTest - Upload fil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DMS\Upload_Fil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UPL_01</text:p>
          </table:table-cell>
          <table:table-cell table:style-name="ce16" office:value-type="string">
            <text:p>SniffTest - Upload fil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DMS\Upload_Fil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WCM_CLV_01</text:p>
          </table:table-cell>
          <table:table-cell office:value-type="string">
            <text:p>SniffTest - Ad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WCM\Content_List_Viewer\Create_By_Fold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WCM_CLV_01</text:p>
          </table:table-cell>
          <table:table-cell office:value-type="string">
            <text:p>SniffTest - Ad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WCM\Content_List_Viewer\Create_By_Fold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WCM_CLV_01</text:p>
          </table:table-cell>
          <table:table-cell office:value-type="string">
            <text:p>SniffTest - 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WCM\Content_List_Viewer\Create_By_Fold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CM_CLV_02</text:p>
          </table:table-cell>
          <table:table-cell table:style-name="ce16" office:value-type="string">
            <text:p>SniffTest - Add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WCM\Content_List_Viewer\Create_By_Content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WCM_CLV_02</text:p>
          </table:table-cell>
          <table:table-cell table:style-name="ce16" office:value-type="string">
            <text:p>SniffTest - Add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WCM\Content_List_Viewer\Create_By_Content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WCM_CLV_02</text:p>
          </table:table-cell>
          <table:table-cell table:style-name="ce16" office:value-type="string">
            <text:p>SniffTest - Ad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WCM\Content_List_Viewer\Create_By_Content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WCM_DPC_01</text:p>
          </table:table-cell>
          <table:table-cell office:value-type="string">
            <text:p>SniffTest - Un_public cont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WCM\UnPublic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WCM_DPC_01</text:p>
          </table:table-cell>
          <table:table-cell office:value-type="string">
            <text:p>SniffTest - Un_public cont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WCM\UnPublic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WCM_DPC_01</text:p>
          </table:table-cell>
          <table:table-cell office:value-type="string">
            <text:p>SniffTest - Un_public cont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WCM\UnPublic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CM_ECL_01</text:p>
          </table:table-cell>
          <table:table-cell table:style-name="ce16" office:value-type="string">
            <text:p>SniffTest - Edit CLV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WCM\Edit_CLV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WCM_ECL_01</text:p>
          </table:table-cell>
          <table:table-cell table:style-name="ce16" office:value-type="string">
            <text:p>SniffTest - Edit CLV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WCM\Edit_CLV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WCM_ECL_01</text:p>
          </table:table-cell>
          <table:table-cell table:style-name="ce16" office:value-type="string">
            <text:p>SniffTest - Edit CLV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WCM\Edit_CLV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WCM_FCK_01</text:p>
          </table:table-cell>
          <table:table-cell office:value-type="string">
            <text:p>SniffTest - Category of events p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WCM\FCK_Edito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WCM_FCK_01</text:p>
          </table:table-cell>
          <table:table-cell office:value-type="string">
            <text:p>SniffTest - Category of events pag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WCM\FCK_Edito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WCM_FCK_01</text:p>
          </table:table-cell>
          <table:table-cell office:value-type="string">
            <text:p>SniffTest - Category of event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WCM\FCK_Edito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CM_FGR_01</text:p>
          </table:table-cell>
          <table:table-cell table:style-name="ce16" office:value-type="string">
            <text:p>SniffTest - Create node typ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WCM\Form_Generato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WCM_FGR_01</text:p>
          </table:table-cell>
          <table:table-cell table:style-name="ce16" office:value-type="string">
            <text:p>SniffTest - Create node typ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WCM\Form_Generato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WCM_FGR_01</text:p>
          </table:table-cell>
          <table:table-cell table:style-name="ce16" office:value-type="string">
            <text:p>SniffTest - Create node typ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WCM\Form_Generato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WCM_NEL_01</text:p>
          </table:table-cell>
          <table:table-cell office:value-type="string">
            <text:p>SniffTest - Manage categor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WCM\Newsletter_Manager\Category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WCM_NEL_01</text:p>
          </table:table-cell>
          <table:table-cell office:value-type="string">
            <text:p>SniffTest - Manage categor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WCM\Newsletter_Manager\Category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WCM_NEL_01</text:p>
          </table:table-cell>
          <table:table-cell office:value-type="string">
            <text:p>SniffTest - Manage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WCM\Newsletter_Manager\Category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CM_NEL_02</text:p>
          </table:table-cell>
          <table:table-cell table:style-name="ce16" office:value-type="string">
            <text:p>SniffTest - Manage subscrip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WCM\Newsletter_Manager\Subscrip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WCM_NEL_02</text:p>
          </table:table-cell>
          <table:table-cell table:style-name="ce16" office:value-type="string">
            <text:p>SniffTest - Manage subscrip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WCM\Newsletter_Manager\Subscrip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WCM_NEL_02</text:p>
          </table:table-cell>
          <table:table-cell table:style-name="ce16" office:value-type="string">
            <text:p>SniffTest - Manage subscrip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WCM\Newsletter_Manager\Subscrip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WCM_NEL_03</text:p>
          </table:table-cell>
          <table:table-cell office:value-type="string">
            <text:p>SniffTest - Manage lett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WCM\Newsletter_Manager\Lett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WCM_NEL_03</text:p>
          </table:table-cell>
          <table:table-cell office:value-type="string">
            <text:p>SniffTest - Manage lett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WCM\Newsletter_Manager\Lett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WCM_NEL_03</text:p>
          </table:table-cell>
          <table:table-cell office:value-type="string">
            <text:p>SniffTest - Manage lett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WCM\Newsletter_Manager\Lett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CM_NEL_04</text:p>
          </table:table-cell>
          <table:table-cell table:style-name="ce16" office:value-type="string">
            <text:p>SniffTest - Subscribe newslette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WCM\Newsletter_Manager\Subscribe_Lett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WCM_NEL_04</text:p>
          </table:table-cell>
          <table:table-cell table:style-name="ce16" office:value-type="string">
            <text:p>SniffTest - Subscribe newslett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WCM\Newsletter_Manager\Subscribe_Lett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WCM_NEL_04</text:p>
          </table:table-cell>
          <table:table-cell table:style-name="ce16" office:value-type="string">
            <text:p>SniffTest - Subscribe newslett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WCM\Newsletter_Manager\Subscribe_Lett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WCM_NEW_01</text:p>
          </table:table-cell>
          <table:table-cell office:value-type="string">
            <text:p>SniffTest - Category of new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WCM\News 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WCM_NEW_01</text:p>
          </table:table-cell>
          <table:table-cell office:value-type="string">
            <text:p>SniffTest - Category of new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WCM\News 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WCM_NEW_01</text:p>
          </table:table-cell>
          <table:table-cell office:value-type="string">
            <text:p>SniffTest - Category of new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WCM\News 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CM_SCD_01</text:p>
          </table:table-cell>
          <table:table-cell table:style-name="ce16" office:value-type="string">
            <text:p>SniffTest - Search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WCM\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WCM_SCD_01</text:p>
          </table:table-cell>
          <table:table-cell table:style-name="ce16" office:value-type="string">
            <text:p>SniffTest - Search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WCM\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WCM_SCD_01</text:p>
          </table:table-cell>
          <table:table-cell table:style-name="ce16" office:value-type="string">
            <text:p>SniffTest -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ECMS\WCM\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WCM_SCV_01</text:p>
          </table:table-cell>
          <table:table-cell office:value-type="string">
            <text:p>SniffTest - Ad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WCM\Single_Content_View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WCM_SCV_01</text:p>
          </table:table-cell>
          <table:table-cell office:value-type="string">
            <text:p>SniffTest - Ad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WCM\Single_Content_View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WCM_SCV_01</text:p>
          </table:table-cell>
          <table:table-cell office:value-type="string">
            <text:p>SniffTest - 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ECMS\WCM\Single_Content_View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F_ADM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F\Admin\View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WF_ADM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F\Admin\View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WF_ADM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F\Admin\View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WF_ADM_02</text:p>
          </table:table-cell>
          <table:table-cell office:value-type="string">
            <text:p>SniffTest - Holiday proces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F\Admin\Uploa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WF_ADM_02</text:p>
          </table:table-cell>
          <table:table-cell office:value-type="string">
            <text:p>SniffTest - Holiday process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F\Admin\Uploa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WF_ADM_02</text:p>
          </table:table-cell>
          <table:table-cell office:value-type="string">
            <text:p>SniffTest - Holiday proces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F\Admin\Uploa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F_CPN_01</text:p>
          </table:table-cell>
          <table:table-cell table:style-name="ce16" office:value-type="string">
            <text:p>SniffTest - Content Publishing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F\Content_Publishing\Approv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WF_CPN_01</text:p>
          </table:table-cell>
          <table:table-cell table:style-name="ce16" office:value-type="string">
            <text:p>SniffTest - Content Publishin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F\Content_Publishing\Approv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WF_CPN_01</text:p>
          </table:table-cell>
          <table:table-cell table:style-name="ce16" office:value-type="string">
            <text:p>SniffTest - Content Publish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F\Content_Publishing\Approv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WF_HLD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F\Holiday\Approv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WF_HLD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F\Holiday\Approv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WF_HLD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F\Holiday\Approv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F_PRS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F\Pay_Raise\WF\Grand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WF_PRS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F\Pay_Raise\WF\Grand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WF_PRS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F\Pay_Raise\WF\Grand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AUT_LOG_01</text:p>
          </table:table-cell>
          <table:table-cell office:value-type="string">
            <text:p>SniffTest - Sign In /Sign Ou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Authenticate\Sign I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AUT_LOG_01</text:p>
          </table:table-cell>
          <table:table-cell office:value-type="string">
            <text:p>SniffTest - Sign In /Sign Ou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Authenticate\Sign I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AUT_LOG_01</text:p>
          </table:table-cell>
          <table:table-cell office:value-type="string">
            <text:p>SniffTest - Sign In /Sign Ou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Authenticate\Sign I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DAB_DAD_53</text:p>
          </table:table-cell>
          <table:table-cell table:style-name="ce16" office:value-type="string">
            <text:p>SniffTest - Drag and drop gadge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Dashboard\Drag &amp; drop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DAB_DAD_53</text:p>
          </table:table-cell>
          <table:table-cell table:style-name="ce16" office:value-type="string">
            <text:p>SniffTest - Drag and drop gadge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Dashboard\Drag &amp; drop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DAB_DAD_53</text:p>
          </table:table-cell>
          <table:table-cell table:style-name="ce16" office:value-type="string">
            <text:p>SniffTest - Drag and drop gadge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Dashboard\Drag &amp; drop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DAB_MAG_51</text:p>
          </table:table-cell>
          <table:table-cell office:value-type="string">
            <text:p>SniffTest - Manage gadget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Dashboard\Manage gadge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DAB_MAG_51</text:p>
          </table:table-cell>
          <table:table-cell office:value-type="string">
            <text:p>SniffTest - Manage gadget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Dashboard\Manage gadge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DAB_MAG_51</text:p>
          </table:table-cell>
          <table:table-cell office:value-type="string">
            <text:p>SniffTest - Manage gadge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Dashboard\Manage gadge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DAB_MAT_52</text:p>
          </table:table-cell>
          <table:table-cell table:style-name="ce16" office:value-type="string">
            <text:p>SniffTest - Manage tab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Dashboard\Manage tab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DAB_MAT_52</text:p>
          </table:table-cell>
          <table:table-cell table:style-name="ce16" office:value-type="string">
            <text:p>SniffTest - Manage tab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Dashboard\Manage tab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DAB_MAT_52</text:p>
          </table:table-cell>
          <table:table-cell table:style-name="ce16" office:value-type="string">
            <text:p>SniffTest - Manage tab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Dashboard\Manage tab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GNA_EDI_41</text:p>
          </table:table-cell>
          <table:table-cell office:value-type="string">
            <text:p>SniffTest - Change site's config when edit layout for group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Group Navigation\Edit\Edit Layout\Site's config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NA_EDI_41</text:p>
          </table:table-cell>
          <table:table-cell office:value-type="string">
            <text:p>SniffTest - Change site's config when edit layout for group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Group Navigation\Edit\Edit Layout\Site's config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NA_EDI_41</text:p>
          </table:table-cell>
          <table:table-cell office:value-type="string">
            <text:p>SniffTest - Change site's config when edit layout for group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Group Navigation\Edit\Edit Layout\Site's config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NA_EDI_42</text:p>
          </table:table-cell>
          <table:table-cell table:style-name="ce16" office:value-type="string">
            <text:p>SniffTest - Change container when edit layout for group's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Group Navigation\Edit\Edit Layout\Contain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GNA_EDI_42</text:p>
          </table:table-cell>
          <table:table-cell table:style-name="ce16" office:value-type="string">
            <text:p>SniffTest - Change container when edit layout for group's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Group Navigation\Edit\Edit Layout\Contain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GNA_EDI_42</text:p>
          </table:table-cell>
          <table:table-cell table:style-name="ce16" office:value-type="string">
            <text:p>SniffTest - Change container when edit layout for group's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Group Navigation\Edit\Edit Layout\Contain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GNA_EDI_43</text:p>
          </table:table-cell>
          <table:table-cell office:value-type="string">
            <text:p>SniffTest - Change application when edit layout for group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Group Navigation\Edit\Edit Layout\Applic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NA_EDI_43</text:p>
          </table:table-cell>
          <table:table-cell office:value-type="string">
            <text:p>SniffTest - Change application when edit layout for group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Group Navigation\Edit\Edit Layout\Applic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NA_EDI_43</text:p>
          </table:table-cell>
          <table:table-cell office:value-type="string">
            <text:p>SniffTest - Change application when edit layout for group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Group Navigation\Edit\Edit Layout\Applic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NA_EDI_45</text:p>
          </table:table-cell>
          <table:table-cell table:style-name="ce16" office:value-type="string">
            <text:p>SniffTest - Manage node for group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Group Navigation\Edit\Edit Navigation\Manage Node\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GNA_EDI_45</text:p>
          </table:table-cell>
          <table:table-cell table:style-name="ce16" office:value-type="string">
            <text:p>SniffTest - Manage node for group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Group Navigation\Edit\Edit Navigation\Manage Node\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GNA_EDI_45</text:p>
          </table:table-cell>
          <table:table-cell table:style-name="ce16" office:value-type="string">
            <text:p>SniffTest - Manage node for group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Group Navigation\Edit\Edit Navigation\Manage Node\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GNA_EDI_46</text:p>
          </table:table-cell>
          <table:table-cell office:value-type="string">
            <text:p>SniffTest - More action on node of group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Group Navigation\Edit\Edit Navigation\Edit Node\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NA_EDI_46</text:p>
          </table:table-cell>
          <table:table-cell office:value-type="string">
            <text:p>SniffTest - More action on node of group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Group Navigation\Edit\Edit Navigation\Edit Node\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NA_EDI_46</text:p>
          </table:table-cell>
          <table:table-cell office:value-type="string">
            <text:p>SniffTest - More action on node of group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Group Navigation\Edit\Edit Navigation\Edit Node\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NA_EDI_47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Group Navigation\Edit\Edit Navigation\Edit Node's page properties\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GNA_EDI_47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Group Navigation\Edit\Edit Navigation\Edit Node's page properties\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GNA_EDI_47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Group Navigation\Edit\Edit Navigation\Edit Node's page properties\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GNA_EDI_48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Group Navigation\Edit\Edit Navigation\Edit Node\ Change contain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NA_EDI_48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Group Navigation\Edit\Edit Navigation\Edit Node\ Change contain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NA_EDI_48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Group Navigation\Edit\Edit Navigation\Edit Node\ Change contain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NA_EDI_49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Group Navigation\Edit\Edit Navigation\Edit Node\ Change applic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GNA_EDI_49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Group Navigation\Edit\Edit Navigation\Edit Node\ Change applic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GNA_EDI_49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Group Navigation\Edit\Edit Navigation\Edit Node\ Change applic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GNA_EDI_50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Group Navigation\Edit\Edit Navigation\Edit Node\ Add application into category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NA_EDI_50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Group Navigation\Edit\Edit Navigation\Edit Node\ Add application into category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NA_EDI_50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Group Navigation\Edit\Edit Navigation\Edit Node\ Add application into category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RO_ADM_12</text:p>
          </table:table-cell>
          <table:table-cell table:style-name="ce16" office:value-type="string">
            <text:p>SniffTest - Import applic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Group\Administration\Application Registry\Import applic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GRO_ADM_12</text:p>
          </table:table-cell>
          <table:table-cell table:style-name="ce16" office:value-type="string">
            <text:p>SniffTest - Import applicatio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Group\Administration\Application Registry\Import applic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GRO_ADM_12</text:p>
          </table:table-cell>
          <table:table-cell table:style-name="ce16" office:value-type="string">
            <text:p>SniffTest - Import applic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Group\Administration\Application Registry\Import applic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GRO_ADM_13</text:p>
          </table:table-cell>
          <table:table-cell office:value-type="string">
            <text:p>SniffTest - Show or hide Import Application ic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Group\Administration\Application Registry\Display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RO_ADM_13</text:p>
          </table:table-cell>
          <table:table-cell office:value-type="string">
            <text:p>SniffTest - Show or hide Import Application ic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Group\Administration\Application Registry\Display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RO_ADM_13</text:p>
          </table:table-cell>
          <table:table-cell office:value-type="string">
            <text:p>SniffTest - Show or hide Import Application ic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Group\Administration\Application Registry\Display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RO_ADM_14</text:p>
          </table:table-cell>
          <table:table-cell table:style-name="ce16" office:value-type="string">
            <text:p>SniffTest - Manage category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Group\Administration\Application Registry\Manage Category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GRO_ADM_14</text:p>
          </table:table-cell>
          <table:table-cell table:style-name="ce16" office:value-type="string">
            <text:p>SniffTest - Manage category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Group\Administration\Application Registry\Manage Category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GRO_ADM_14</text:p>
          </table:table-cell>
          <table:table-cell table:style-name="ce16" office:value-type="string">
            <text:p>SniffTest - Manage categor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Group\Administration\Application Registry\Manage Category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GRO_ADM_15</text:p>
          </table:table-cell>
          <table:table-cell office:value-type="string">
            <text:p>SniffTest - Add application into categor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Group\Administration\Application Registry\Add Applic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RO_ADM_15</text:p>
          </table:table-cell>
          <table:table-cell office:value-type="string">
            <text:p>SniffTest - Add application into categor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Group\Administration\Application Registry\Add Applic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RO_ADM_15</text:p>
          </table:table-cell>
          <table:table-cell office:value-type="string">
            <text:p>SniffTest - Add application into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Group\Administration\Application Registry\Add Applic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RO_ADM_16</text:p>
          </table:table-cell>
          <table:table-cell table:style-name="ce16" office:value-type="string">
            <text:p>SniffTest - View Portlet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Group\Administration\Application Registry\Portle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GRO_ADM_16</text:p>
          </table:table-cell>
          <table:table-cell table:style-name="ce16" office:value-type="string">
            <text:p>SniffTest - View Portlet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Group\Administration\Application Registry\Portle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GRO_ADM_16</text:p>
          </table:table-cell>
          <table:table-cell table:style-name="ce16" office:value-type="string">
            <text:p>SniffTest - View Portlet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Group\Administration\Application Registry\Portle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GRO_ADM_17</text:p>
          </table:table-cell>
          <table:table-cell office:value-type="string">
            <text:p>SniffTest - Manage remote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Group\Administration\Application Registry\Gadget\Remote\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RO_ADM_17</text:p>
          </table:table-cell>
          <table:table-cell office:value-type="string">
            <text:p>SniffTest - Manage remote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Group\Administration\Application Registry\Gadget\Remote\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RO_ADM_17</text:p>
          </table:table-cell>
          <table:table-cell office:value-type="string">
            <text:p>SniffTest - Manage remote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Group\Administration\Application Registry\Gadget\Remote\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RO_ADM_18</text:p>
          </table:table-cell>
          <table:table-cell table:style-name="ce16" office:value-type="string">
            <text:p>SniffTest - Manage manual gadge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Group\Administration\Application Registry\Gadget\Manual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GRO_ADM_18</text:p>
          </table:table-cell>
          <table:table-cell table:style-name="ce16" office:value-type="string">
            <text:p>SniffTest - Manage manual gadge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Group\Administration\Application Registry\Gadget\Manual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GRO_ADM_18</text:p>
          </table:table-cell>
          <table:table-cell table:style-name="ce16" office:value-type="string">
            <text:p>SniffTest - Manage manual gadge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Group\Administration\Application Registry\Gadget\Manual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GRO_ORG_07</text:p>
          </table:table-cell>
          <table:table-cell office:value-type="string">
            <text:p>SniffTest - Users Manage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Group\Organization\User and group management\User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RO_ORG_07</text:p>
          </table:table-cell>
          <table:table-cell office:value-type="string">
            <text:p>SniffTest - Users Manage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Group\Organization\User and group management\User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RO_ORG_07</text:p>
          </table:table-cell>
          <table:table-cell office:value-type="string">
            <text:p>SniffTest - Users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Group\Organization\User and group management\User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RO_ORG_08</text:p>
          </table:table-cell>
          <table:table-cell table:style-name="ce16" office:value-type="string">
            <text:p>SniffTest - Search use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Group\Organization\User and group management\User Management\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GRO_ORG_08</text:p>
          </table:table-cell>
          <table:table-cell table:style-name="ce16" office:value-type="string">
            <text:p>SniffTest - Search us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Group\Organization\User and group management\User Management\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GRO_ORG_08</text:p>
          </table:table-cell>
          <table:table-cell table:style-name="ce16" office:value-type="string">
            <text:p>SniffTest - Search us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Group\Organization\User and group management\User Management\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GRO_ORG_09</text:p>
          </table:table-cell>
          <table:table-cell office:value-type="string">
            <text:p>SniffTest - Groups Manage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Group\Organization\User and Group management\Group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RO_ORG_09</text:p>
          </table:table-cell>
          <table:table-cell office:value-type="string">
            <text:p>SniffTest - Groups Manage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Group\Organization\User and Group management\Group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RO_ORG_09</text:p>
          </table:table-cell>
          <table:table-cell office:value-type="string">
            <text:p>SniffTest - Groups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Group\Organization\User and Group management\Group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RO_ORG_10</text:p>
          </table:table-cell>
          <table:table-cell table:style-name="ce16" office:value-type="string">
            <text:p>SniffTest - Add user into group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Group\Organization\User and Group management\Group Management\Add us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GRO_ORG_10</text:p>
          </table:table-cell>
          <table:table-cell table:style-name="ce16" office:value-type="string">
            <text:p>SniffTest - Add user into group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Group\Organization\User and Group management\Group Management\Add us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GRO_ORG_10</text:p>
          </table:table-cell>
          <table:table-cell table:style-name="ce16" office:value-type="string">
            <text:p>SniffTest - Add user into group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Group\Organization\User and Group management\Group Management\Add us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GRO_ORG_11</text:p>
          </table:table-cell>
          <table:table-cell office:value-type="string">
            <text:p>SniffTest - Memberships Manage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Group\Organization\User and Group management\Membership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RO_ORG_11</text:p>
          </table:table-cell>
          <table:table-cell office:value-type="string">
            <text:p>SniffTest - Memberships Manage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Group\Organization\User and Group management\Membership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RO_ORG_11</text:p>
          </table:table-cell>
          <table:table-cell office:value-type="string">
            <text:p>SniffTest - Memberships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Group\Organization\User and Group management\Membership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MAN_EDI_30</text:p>
          </table:table-cell>
          <table:table-cell table:style-name="ce16" office:value-type="string">
            <text:p>SniffTest - Edit page for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Manage Pages\Edit\Basic\page for portal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MAN_EDI_30</text:p>
          </table:table-cell>
          <table:table-cell table:style-name="ce16" office:value-type="string">
            <text:p>SniffTest - Edit page for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Manage Pages\Edit\Basic\page for portal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MAN_EDI_30</text:p>
          </table:table-cell>
          <table:table-cell table:style-name="ce16" office:value-type="string">
            <text:p>SniffTest - Edit page for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Manage Pages\Edit\Basic\page for portal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MAP_CRE_29</text:p>
          </table:table-cell>
          <table:table-cell office:value-type="string">
            <text:p>SniffTest - Add new page for portal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Manage Pages\Create\Basic\page for portal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MAP_CRE_29</text:p>
          </table:table-cell>
          <table:table-cell office:value-type="string">
            <text:p>SniffTest - Add new page for portal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Manage Pages\Create\Basic\page for portal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MAP_CRE_29</text:p>
          </table:table-cell>
          <table:table-cell office:value-type="string">
            <text:p>SniffTest - Add new page for portal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Manage Pages\Create\Basic\page for portal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MAP_CRE_39</text:p>
          </table:table-cell>
          <table:table-cell table:style-name="ce16" office:value-type="string">
            <text:p>SniffTest - Add new page for group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Manage Pages\Create\Basic\page for group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MAP_CRE_39</text:p>
          </table:table-cell>
          <table:table-cell table:style-name="ce16" office:value-type="string">
            <text:p>SniffTest - Add new page for group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Manage Pages\Create\Basic\page for group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MAP_CRE_39</text:p>
          </table:table-cell>
          <table:table-cell table:style-name="ce16" office:value-type="string">
            <text:p>SniffTest - Add new page for group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Manage Pages\Create\Basic\page for group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MAP_CRE_54</text:p>
          </table:table-cell>
          <table:table-cell office:value-type="string">
            <text:p>SniffTest - Add new page for us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Manage Pages\Create\Basic\page for us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MAP_CRE_54</text:p>
          </table:table-cell>
          <table:table-cell office:value-type="string">
            <text:p>SniffTest - Add new page for us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Manage Pages\Create\Basic\page for us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MAP_CRE_54</text:p>
          </table:table-cell>
          <table:table-cell office:value-type="string">
            <text:p>SniffTest - Add new page for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Manage Pages\Create\Basic\page for us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MAP_CRE_61</text:p>
          </table:table-cell>
          <table:table-cell table:style-name="ce16" office:value-type="string">
            <text:p>SniffTest - Manage page of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Manage Pages\Create\Advanced\Portal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MAP_CRE_61</text:p>
          </table:table-cell>
          <table:table-cell table:style-name="ce16" office:value-type="string">
            <text:p>SniffTest - Manage page of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Manage Pages\Create\Advanced\Portal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MAP_CRE_61</text:p>
          </table:table-cell>
          <table:table-cell table:style-name="ce16" office:value-type="string">
            <text:p>SniffTest - Manage page of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Manage Pages\Create\Advanced\Portal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MAP_CRE_62</text:p>
          </table:table-cell>
          <table:table-cell office:value-type="string">
            <text:p>SniffTest - Manage page of group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Manage Pages\Create\Advanced\Group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MAP_CRE_62</text:p>
          </table:table-cell>
          <table:table-cell office:value-type="string">
            <text:p>SniffTest - Manage page of group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Manage Pages\Create\Advanced\Group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MAP_CRE_62</text:p>
          </table:table-cell>
          <table:table-cell office:value-type="string">
            <text:p>SniffTest - Manage page of group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Manage Pages\Create\Advanced\Group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MAP_CRE_63</text:p>
          </table:table-cell>
          <table:table-cell table:style-name="ce16" office:value-type="string">
            <text:p>SniffTest - Manage page of user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Manage Pages\Create\Advanced\Us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MAP_CRE_63</text:p>
          </table:table-cell>
          <table:table-cell table:style-name="ce16" office:value-type="string">
            <text:p>SniffTest - Manage page of user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Manage Pages\Create\Advanced\Us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MAP_CRE_63</text:p>
          </table:table-cell>
          <table:table-cell table:style-name="ce16" office:value-type="string">
            <text:p>SniffTest - Manage page of user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Manage Pages\Create\Advanced\Us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MAP_EDI_40</text:p>
          </table:table-cell>
          <table:table-cell office:value-type="string">
            <text:p>SniffTest - Edit page for group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Manage Pages\Edit\Basic\page for group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MAP_EDI_40</text:p>
          </table:table-cell>
          <table:table-cell office:value-type="string">
            <text:p>SniffTest - Edit page for group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Manage Pages\Edit\Basic\page for group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MAP_EDI_40</text:p>
          </table:table-cell>
          <table:table-cell office:value-type="string">
            <text:p>SniffTest - Edit page for group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Manage Pages\Edit\Basic\page for group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MAP_EDI_55</text:p>
          </table:table-cell>
          <table:table-cell table:style-name="ce16" office:value-type="string">
            <text:p>SniffTest - Edit page for use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Manage Pages\Edit\Basic\page for us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MAP_EDI_55</text:p>
          </table:table-cell>
          <table:table-cell table:style-name="ce16" office:value-type="string">
            <text:p>SniffTest - Edit page for us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Manage Pages\Edit\Basic\page for us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MAP_EDI_55</text:p>
          </table:table-cell>
          <table:table-cell table:style-name="ce16" office:value-type="string">
            <text:p>SniffTest - Edit page for us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Manage Pages\Edit\Basic\page for us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MAP_SEA_60</text:p>
          </table:table-cell>
          <table:table-cell office:value-type="string">
            <text:p>SniffTest - Show and Search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Manage Pages\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MAP_SEA_60</text:p>
          </table:table-cell>
          <table:table-cell office:value-type="string">
            <text:p>SniffTest - Show and Search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Manage Pages\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MAP_SEA_60</text:p>
          </table:table-cell>
          <table:table-cell office:value-type="string">
            <text:p>SniffTest - Show and Search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Manage Pages\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A_ADD_21</text:p>
          </table:table-cell>
          <table:table-cell table:style-name="ce16" office:value-type="string">
            <text:p>SniffTest - Create new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Portal Navigation\Add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NA_ADD_21</text:p>
          </table:table-cell>
          <table:table-cell table:style-name="ce16" office:value-type="string">
            <text:p>SniffTest - Create new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Portal Navigation\Add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NA_ADD_21</text:p>
          </table:table-cell>
          <table:table-cell table:style-name="ce16" office:value-type="string">
            <text:p>SniffTest - Create new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Portal Navigation\Add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PNA_CHP_23</text:p>
          </table:table-cell>
          <table:table-cell office:value-type="string">
            <text:p>SniffTest - Change using portal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Portal Navigation\change portal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NA_CHP_23</text:p>
          </table:table-cell>
          <table:table-cell office:value-type="string">
            <text:p>SniffTest - Change using portal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Portal Navigation\change portal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NA_CHP_23</text:p>
          </table:table-cell>
          <table:table-cell office:value-type="string">
            <text:p>SniffTest - Change using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Portal Navigation\change portal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A_DEL_22</text:p>
          </table:table-cell>
          <table:table-cell table:style-name="ce16" office:value-type="string">
            <text:p>SniffTest - Delete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Portal Navigation\Dele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NA_DEL_22</text:p>
          </table:table-cell>
          <table:table-cell table:style-name="ce16" office:value-type="string">
            <text:p>SniffTest - Delete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Portal Navigation\Dele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NA_DEL_22</text:p>
          </table:table-cell>
          <table:table-cell table:style-name="ce16" office:value-type="string">
            <text:p>SniffTest - Delete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Portal Navigation\Dele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PNA_EDI_24</text:p>
          </table:table-cell>
          <table:table-cell office:value-type="string">
            <text:p>SniffTest - Change site's config of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Portal Navigation\Edit\Edit Layout\Site's config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NA_EDI_24</text:p>
          </table:table-cell>
          <table:table-cell office:value-type="string">
            <text:p>SniffTest - Change site's config of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Portal Navigation\Edit\Edit Layout\Site's config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NA_EDI_24</text:p>
          </table:table-cell>
          <table:table-cell office:value-type="string">
            <text:p>SniffTest - Change site's config of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Portal Navigation\Edit\Edit Layout\Site's config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A_EDI_25</text:p>
          </table:table-cell>
          <table:table-cell table:style-name="ce16" office:value-type="string">
            <text:p>SniffTest - Change container in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Portal Navigation\Edit\Edit Layout\Contain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NA_EDI_25</text:p>
          </table:table-cell>
          <table:table-cell table:style-name="ce16" office:value-type="string">
            <text:p>SniffTest - Change container in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Portal Navigation\Edit\Edit Layout\Contain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NA_EDI_25</text:p>
          </table:table-cell>
          <table:table-cell table:style-name="ce16" office:value-type="string">
            <text:p>SniffTest - Change container in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Portal Navigation\Edit\Edit Layout\Contain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PNA_EDI_26</text:p>
          </table:table-cell>
          <table:table-cell office:value-type="string">
            <text:p>SniffTest - Change application in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Portal Navigation\Edit\Edit Layout\Applic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NA_EDI_26</text:p>
          </table:table-cell>
          <table:table-cell office:value-type="string">
            <text:p>SniffTest - Change application in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Portal Navigation\Edit\Edit Layout\Applic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NA_EDI_26</text:p>
          </table:table-cell>
          <table:table-cell office:value-type="string">
            <text:p>SniffTest - Change application in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Portal Navigation\Edit\Edit Layout\Applic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A_EDI_27</text:p>
          </table:table-cell>
          <table:table-cell table:style-name="ce16" office:value-type="string">
            <text:p>SniffTest - Add application into container in layout of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Portal Navigation\Edit\Edit Layout\Add Application into contain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NA_EDI_27</text:p>
          </table:table-cell>
          <table:table-cell table:style-name="ce16" office:value-type="string">
            <text:p>SniffTest - Add application into container in layout of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Portal Navigation\Edit\Edit Layout\Add Application into contain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NA_EDI_27</text:p>
          </table:table-cell>
          <table:table-cell table:style-name="ce16" office:value-type="string">
            <text:p>SniffTest - Add application into container in layout of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Portal Navigation\Edit\Edit Layout\Add Application into contain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PNA_EDI_28</text:p>
          </table:table-cell>
          <table:table-cell office:value-type="string">
            <text:p>SniffTest - Edit portal's confi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Portal Navigation\Edit\Edit Layout\Portal's config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NA_EDI_28</text:p>
          </table:table-cell>
          <table:table-cell office:value-type="string">
            <text:p>SniffTest - Edit portal's confi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Portal Navigation\Edit\Edit Layout\Portal's config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NA_EDI_28</text:p>
          </table:table-cell>
          <table:table-cell office:value-type="string">
            <text:p>SniffTest - Edit portal's confi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Portal Navigation\Edit\Edit Layout\Portal's config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A_EDI_31</text:p>
          </table:table-cell>
          <table:table-cell table:style-name="ce16" office:value-type="string">
            <text:p>SniffTest - Manage node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Portal Navigation\Edit\Edit Navigation\Manage Node\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NA_EDI_31</text:p>
          </table:table-cell>
          <table:table-cell table:style-name="ce16" office:value-type="string">
            <text:p>SniffTest - Manage node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Portal Navigation\Edit\Edit Navigation\Manage Node\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NA_EDI_31</text:p>
          </table:table-cell>
          <table:table-cell table:style-name="ce16" office:value-type="string">
            <text:p>SniffTest - Manage node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Portal Navigation\Edit\Edit Navigation\Manage Node\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PNA_EDI_32</text:p>
          </table:table-cell>
          <table:table-cell office:value-type="string">
            <text:p>SniffTest - More action on node of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Portal Navigation\Edit\Edit Navigation\Edit Node\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NA_EDI_32</text:p>
          </table:table-cell>
          <table:table-cell office:value-type="string">
            <text:p>SniffTest - More action on node of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Portal Navigation\Edit\Edit Navigation\Edit Node\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NA_EDI_32</text:p>
          </table:table-cell>
          <table:table-cell office:value-type="string">
            <text:p>SniffTest - More action on node of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Portal Navigation\Edit\Edit Navigation\Edit Node\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A_EDI_33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Portal Navigation\Edit\Edit Navigation\Edit Node's page properties\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NA_EDI_33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Portal Navigation\Edit\Edit Navigation\Edit Node's page properties\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NA_EDI_33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Portal Navigation\Edit\Edit Navigation\Edit Node's page properties\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PNA_EDI_34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Portal Navigation\Edit\Edit Navigation\Edit Node\ Change contain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NA_EDI_34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Portal Navigation\Edit\Edit Navigation\Edit Node\ Change contain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NA_EDI_34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Portal Navigation\Edit\Edit Navigation\Edit Node\ Change contain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A_EDI_35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Portal Navigation\Edit\Edit Navigation\Edit Node\ Change applic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NA_EDI_35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Portal Navigation\Edit\Edit Navigation\Edit Node\ Change applic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NA_EDI_35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Portal Navigation\Edit\Edit Navigation\Edit Node\ Change applic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PNA_EDI_36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Portal Navigation\Edit\Edit Navigation\Edit Node\ Add application into category\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NA_EDI_36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Portal Navigation\Edit\Edit Navigation\Edit Node\ Add application into category\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NA_EDI_36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Portal Navigation\Edit\Edit Navigation\Edit Node\ Add application into category\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A_EDI_38</text:p>
          </table:table-cell>
          <table:table-cell table:style-name="ce16" office:value-type="string">
            <text:p>SniffTest - Edit priority for group naviga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Page_Nav\Navigation\Edi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NA_EDI_38</text:p>
          </table:table-cell>
          <table:table-cell table:style-name="ce16" office:value-type="string">
            <text:p>SniffTest - Edit priority for group naviga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Page_Nav\Navigation\Edi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NA_EDI_38</text:p>
          </table:table-cell>
          <table:table-cell table:style-name="ce16" office:value-type="string">
            <text:p>SniffTest - Edit priority for group navig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Page_Nav\Navigation\Edi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PNA_EDI_44</text:p>
          </table:table-cell>
          <table:table-cell office:value-type="string">
            <text:p>SniffTest - Add application into container when edit layout for group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Portal Navigation\Edit\Edit Layout\Add Application into contain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NA_EDI_44</text:p>
          </table:table-cell>
          <table:table-cell office:value-type="string">
            <text:p>SniffTest - Add application into container when edit layout for group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Portal Navigation\Edit\Edit Layout\Add Application into contain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NA_EDI_44</text:p>
          </table:table-cell>
          <table:table-cell office:value-type="string">
            <text:p>SniffTest - Add application into container when edit layout for group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Portal Navigation\Edit\Edit Layout\Add Application into contain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G_MAN_37</text:p>
          </table:table-cell>
          <table:table-cell table:style-name="ce16" office:value-type="string">
            <text:p>SniffTest - Manage Navigation of group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Page_Nav\Navigation\Manage Navig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NG_MAN_37</text:p>
          </table:table-cell>
          <table:table-cell table:style-name="ce16" office:value-type="string">
            <text:p>SniffTest - Manage Navigation of group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Page_Nav\Navigation\Manage Navig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NG_MAN_37</text:p>
          </table:table-cell>
          <table:table-cell table:style-name="ce16" office:value-type="string">
            <text:p>SniffTest - Manage Navigation of group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Page_Nav\Navigation\Manage Navig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PRV_ACC_06</text:p>
          </table:table-cell>
          <table:table-cell office:value-type="string">
            <text:p>SniffTest - Create new accou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private mode\Group\Organization\New Staff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RV_ACC_06</text:p>
          </table:table-cell>
          <table:table-cell office:value-type="string">
            <text:p>SniffTest - Create new accou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private mode\Group\Organization\New Staff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RV_ACC_06</text:p>
          </table:table-cell>
          <table:table-cell office:value-type="string">
            <text:p>SniffTest - Create new accou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private mode\Group\Organization\New Staff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RV_AST_66</text:p>
          </table:table-cell>
          <table:table-cell table:style-name="ce16" office:value-type="string">
            <text:p>SniffTest - Change User Profil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Private mode\Account Settings\Profil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RV_AST_66</text:p>
          </table:table-cell>
          <table:table-cell table:style-name="ce16" office:value-type="string">
            <text:p>SniffTest - Change User Profile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Private mode\Account Settings\Profil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RV_AST_66</text:p>
          </table:table-cell>
          <table:table-cell table:style-name="ce16" office:value-type="string">
            <text:p>SniffTest - Change User Profil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Private mode\Account Settings\Profil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PRV_AST_67</text:p>
          </table:table-cell>
          <table:table-cell office:value-type="string">
            <text:p>SniffTest - Change Password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Private mode\Account Settings\Passwor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RV_AST_67</text:p>
          </table:table-cell>
          <table:table-cell office:value-type="string">
            <text:p>SniffTest - Change Password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Private mode\Account Settings\Passwor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RV_AST_67</text:p>
          </table:table-cell>
          <table:table-cell office:value-type="string">
            <text:p>SniffTest - Change Password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Private mode\Account Settings\Passwor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RV_LAG_64</text:p>
          </table:table-cell>
          <table:table-cell table:style-name="ce16" office:value-type="string">
            <text:p>SniffTest - Change language in private mod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Private mode\Language Setting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RV_LAG_64</text:p>
          </table:table-cell>
          <table:table-cell table:style-name="ce16" office:value-type="string">
            <text:p>SniffTest - Change language in private mode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Private mode\Language Setting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RV_LAG_64</text:p>
          </table:table-cell>
          <table:table-cell table:style-name="ce16" office:value-type="string">
            <text:p>SniffTest - Change language in private mod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Private mode\Language Setting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PRV_SKI_65</text:p>
          </table:table-cell>
          <table:table-cell office:value-type="string">
            <text:p>SniffTest - Change sk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Private mode\Skin Setting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RV_SKI_65</text:p>
          </table:table-cell>
          <table:table-cell office:value-type="string">
            <text:p>SniffTest - Change sk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Private mode\Skin Setting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RV_SKI_65</text:p>
          </table:table-cell>
          <table:table-cell office:value-type="string">
            <text:p>SniffTest - Change sk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Private mode\Skin Setting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UB_ACC_02</text:p>
          </table:table-cell>
          <table:table-cell table:style-name="ce16" office:value-type="string">
            <text:p>SniffTest - Register new accoun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public mode\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UB_ACC_02</text:p>
          </table:table-cell>
          <table:table-cell table:style-name="ce16" office:value-type="string">
            <text:p>SniffTest - Register new accoun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public mode\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UB_ACC_02</text:p>
          </table:table-cell>
          <table:table-cell table:style-name="ce16" office:value-type="string">
            <text:p>SniffTest - Register new accou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public mode\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PUB_FOG_05</text:p>
          </table:table-cell>
          <table:table-cell office:value-type="string">
            <text:p>SniffTest - Forgot user name/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Public mode\Forgot user name/passwor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UB_FOG_05</text:p>
          </table:table-cell>
          <table:table-cell office:value-type="string">
            <text:p>SniffTest - Forgot user name/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Public mode\Forgot user name/passwor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UB_FOG_05</text:p>
          </table:table-cell>
          <table:table-cell office:value-type="string">
            <text:p>SniffTest - Forgot user name/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Public mode\Forgot user name/passwor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UB_LAG_03</text:p>
          </table:table-cell>
          <table:table-cell table:style-name="ce16" office:value-type="string">
            <text:p>SniffTest - Change displaying language in public mod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public mode\Language Setting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UB_LAG_03</text:p>
          </table:table-cell>
          <table:table-cell table:style-name="ce16" office:value-type="string">
            <text:p>SniffTest - Change displaying language in public mode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public mode\Language Setting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UB_LAG_03</text:p>
          </table:table-cell>
          <table:table-cell table:style-name="ce16" office:value-type="string">
            <text:p>SniffTest - Change displaying language in public mod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public mode\Language Setting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PUB_REM_04</text:p>
          </table:table-cell>
          <table:table-cell office:value-type="string">
            <text:p>SniffTest - Remember my log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Public mode\Remember my logi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UB_REM_04</text:p>
          </table:table-cell>
          <table:table-cell office:value-type="string">
            <text:p>SniffTest - Remember my log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Public mode\Remember my logi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UB_REM_04</text:p>
          </table:table-cell>
          <table:table-cell office:value-type="string">
            <text:p>SniffTest - Remember my log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Public mode\Remember my logi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SIT_LIN_19</text:p>
          </table:table-cell>
          <table:table-cell table:style-name="ce16" office:value-type="string">
            <text:p>SniffTest - Link to pages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Site map\Link pag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SIT_LIN_19</text:p>
          </table:table-cell>
          <table:table-cell table:style-name="ce16" office:value-type="string">
            <text:p>SniffTest - Link to pages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Site map\Link pag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SIT_LIN_19</text:p>
          </table:table-cell>
          <table:table-cell table:style-name="ce16" office:value-type="string">
            <text:p>SniffTest - Link to page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Site map\Link pag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SIT_SHP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Site map\Show or hide pag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SIT_SHP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Site map\Show or hide pag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SIT_SHP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Site map\Show or hide pag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UNA_EDI_56</text:p>
          </table:table-cell>
          <table:table-cell table:style-name="ce16" office:value-type="string">
            <text:p>SniffTest - Change site's config when edit layout for user's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user Navigation\Edit\Edit Layout\Site's config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UNA_EDI_56</text:p>
          </table:table-cell>
          <table:table-cell table:style-name="ce16" office:value-type="string">
            <text:p>SniffTest - Change site's config when edit layout for user's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user Navigation\Edit\Edit Layout\Site's config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UNA_EDI_56</text:p>
          </table:table-cell>
          <table:table-cell table:style-name="ce16" office:value-type="string">
            <text:p>SniffTest - Change site's config when edit layout for user's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user Navigation\Edit\Edit Layout\Site's config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UNA_EDI_57</text:p>
          </table:table-cell>
          <table:table-cell office:value-type="string">
            <text:p>SniffTest - Change container when edit layout for user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User Navigation\Edit\Edit Layout\Contain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UNA_EDI_57</text:p>
          </table:table-cell>
          <table:table-cell office:value-type="string">
            <text:p>SniffTest - Change container when edit layout for user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User Navigation\Edit\Edit Layout\Contain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UNA_EDI_57</text:p>
          </table:table-cell>
          <table:table-cell office:value-type="string">
            <text:p>SniffTest - Change container when edit layout for user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User Navigation\Edit\Edit Layout\Contain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UNA_EDI_58</text:p>
          </table:table-cell>
          <table:table-cell table:style-name="ce16" office:value-type="string">
            <text:p>SniffTest - Change application when edit layout for user's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User Navigation\Edit\Edit Layout\Applic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UNA_EDI_58</text:p>
          </table:table-cell>
          <table:table-cell table:style-name="ce16" office:value-type="string">
            <text:p>SniffTest - Change application when edit layout for user's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User Navigation\Edit\Edit Layout\Applic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UNA_EDI_58</text:p>
          </table:table-cell>
          <table:table-cell table:style-name="ce16" office:value-type="string">
            <text:p>SniffTest - Change application when edit layout for user's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Portal\User Navigation\Edit\Edit Layout\Applic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UNA_EDI_59</text:p>
          </table:table-cell>
          <table:table-cell office:value-type="string">
            <text:p>SniffTest - Add application into container when edit layout for user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User Navigation\Edit\Edit Layout\Add Application into contain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UNA_EDI_59</text:p>
          </table:table-cell>
          <table:table-cell office:value-type="string">
            <text:p>SniffTest - Add application into container when edit layout for user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User Navigation\Edit\Edit Layout\Add Application into contain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UNA_EDI_59</text:p>
          </table:table-cell>
          <table:table-cell office:value-type="string">
            <text:p>SniffTest - Add application into container when edit layout for user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Portal\User Navigation\Edit\Edit Layout\Add Application into contain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ANS_ANS_01</text:p>
          </table:table-cell>
          <table:table-cell table:style-name="ce16" office:value-type="string">
            <text:p>SniffTest - Basic action on answer (Add/Edit/Delete)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Answer\Basic_Ac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ANS_ANS_01</text:p>
          </table:table-cell>
          <table:table-cell table:style-name="ce16" office:value-type="string">
            <text:p>SniffTest - Basic action on answer (Add/Edit/Delete)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Answer\Basic_Ac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ANS_ANS_01</text:p>
          </table:table-cell>
          <table:table-cell table:style-name="ce16" office:value-type="string">
            <text:p>SniffTest - Basic action on answer (Add/Edit/Delet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Answer\Basic_Ac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ANS_ANS_02</text:p>
          </table:table-cell>
          <table:table-cell office:value-type="string">
            <text:p>SniffTest - Rate/Sort answer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Answers\Answer\Rate_And_Sor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ANS_ANS_02</text:p>
          </table:table-cell>
          <table:table-cell office:value-type="string">
            <text:p>SniffTest - Rate/Sort answers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Answers\Answer\Rate_And_Sor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ANS_ANS_02</text:p>
          </table:table-cell>
          <table:table-cell office:value-type="string">
            <text:p>SniffTest - Rate/Sort answer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Answers\Answer\Rate_And_Sor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ANS_ANS_03</text:p>
          </table:table-cell>
          <table:table-cell table:style-name="ce16" office:value-type="string">
            <text:p>SniffTest - Activate/Approve answe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Answer\Active_And_Approv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ANS_ANS_03</text:p>
          </table:table-cell>
          <table:table-cell table:style-name="ce16" office:value-type="string">
            <text:p>SniffTest - Activate/Approve answer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Answer\Active_And_Approv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ANS_ANS_03</text:p>
          </table:table-cell>
          <table:table-cell table:style-name="ce16" office:value-type="string">
            <text:p>SniffTest - Activate/Approve answ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Answer\Active_And_Approv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ANS_ANS_04</text:p>
          </table:table-cell>
          <table:table-cell office:value-type="string">
            <text:p>SniffTest - Manage Comment in Question (Add/Edit/Delete/Promot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Answers\Answer\Manage_Commen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ANS_ANS_04</text:p>
          </table:table-cell>
          <table:table-cell office:value-type="string">
            <text:p>SniffTest - Manage Comment in Question (Add/Edit/Delete/Promot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Answers\Answer\Manage_Commen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ANS_ANS_04</text:p>
          </table:table-cell>
          <table:table-cell office:value-type="string">
            <text:p>SniffTest - Manage Comment in Question (Add/Edit/Delete/Promo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Answers\Answer\Manage_Commen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ANS_CAT_01</text:p>
          </table:table-cell>
          <table:table-cell table:style-name="ce16" office:value-type="string">
            <text:p>SniffTest - Manage Category(Add/Edit/Delete/Mov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Category\Basic_Ac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ANS_CAT_01</text:p>
          </table:table-cell>
          <table:table-cell table:style-name="ce16" office:value-type="string">
            <text:p>SniffTest - Manage Category(Add/Edit/Delete/Mov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Category\Basic_Ac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ANS_CAT_01</text:p>
          </table:table-cell>
          <table:table-cell table:style-name="ce16" office:value-type="string">
            <text:p>SniffTest - Manage Category(Add/Edit/Delete/Mov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Category\Basic_Ac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ANS_CAT_02</text:p>
          </table:table-cell>
          <table:table-cell office:value-type="string">
            <text:p>SniffTest - Drag and Drop categor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Answers\Category\Drag_Drop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ANS_CAT_02</text:p>
          </table:table-cell>
          <table:table-cell office:value-type="string">
            <text:p>SniffTest - Drag and Drop category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Answers\Category\Drag_Drop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ANS_CAT_02</text:p>
          </table:table-cell>
          <table:table-cell office:value-type="string">
            <text:p>SniffTest - Drag and Drop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Answers\Category\Drag_Drop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ANS_CAT_03</text:p>
          </table:table-cell>
          <table:table-cell table:style-name="ce16" office:value-type="string">
            <text:p>SniffTest - Export/Import category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Category\Export Impor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ANS_CAT_03</text:p>
          </table:table-cell>
          <table:table-cell table:style-name="ce16" office:value-type="string">
            <text:p>SniffTest - Export/Import category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Category\Export Impor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ANS_CAT_03</text:p>
          </table:table-cell>
          <table:table-cell table:style-name="ce16" office:value-type="string">
            <text:p>SniffTest - Export/Import categor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Category\Export Impor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ANS_CAT_04</text:p>
          </table:table-cell>
          <table:table-cell office:value-type="string">
            <text:p>SniffTest - Watch/Unwatch categor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Answers\Category\Watch_Unwat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ANS_CAT_04</text:p>
          </table:table-cell>
          <table:table-cell office:value-type="string">
            <text:p>SniffTest - Watch/Unwatch categor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Answers\Category\Watch_Unwat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ANS_CAT_04</text:p>
          </table:table-cell>
          <table:table-cell office:value-type="string">
            <text:p>SniffTest - Watch/Unwatch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Answers\Category\Watch_Unwat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ANS_QUE_01</text:p>
          </table:table-cell>
          <table:table-cell table:style-name="ce16" office:value-type="string">
            <text:p>SniffTest - Basic action on question(Add/Edit/Delete/Mov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Question\Basic_Ac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ANS_QUE_01</text:p>
          </table:table-cell>
          <table:table-cell table:style-name="ce16" office:value-type="string">
            <text:p>SniffTest - Basic action on question(Add/Edit/Delete/Mov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Question\Basic_Ac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ANS_QUE_01</text:p>
          </table:table-cell>
          <table:table-cell table:style-name="ce16" office:value-type="string">
            <text:p>SniffTest - Basic action on question(Add/Edit/Delete/Mov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Question\Basic_Ac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ANS_QUE_02</text:p>
          </table:table-cell>
          <table:table-cell office:value-type="string">
            <text:p>SniffTest - Vote ques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Answers\Question\Vot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ANS_QUE_02</text:p>
          </table:table-cell>
          <table:table-cell office:value-type="string">
            <text:p>SniffTest - Vote ques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Answers\Question\Vot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ANS_QUE_02</text:p>
          </table:table-cell>
          <table:table-cell office:value-type="string">
            <text:p>SniffTest - Vote question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Answers\Question\Vot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ANS_QUE_03</text:p>
          </table:table-cell>
          <table:table-cell table:style-name="ce16" office:value-type="string">
            <text:p>SniffTest - Send to friend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Question\Send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ANS_QUE_03</text:p>
          </table:table-cell>
          <table:table-cell table:style-name="ce16" office:value-type="string">
            <text:p>SniffTest - Send to friend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Question\Send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ANS_QUE_03</text:p>
          </table:table-cell>
          <table:table-cell table:style-name="ce16" office:value-type="string">
            <text:p>SniffTest - Send to frien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Question\Send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ANS_QUE_04</text:p>
          </table:table-cell>
          <table:table-cell office:value-type="string">
            <text:p>SniffTest - Manage Ques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Answers\Question\Manage_Ques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ANS_QUE_04</text:p>
          </table:table-cell>
          <table:table-cell office:value-type="string">
            <text:p>SniffTest - Manage Ques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Answers\Question\Manage_Ques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ANS_QUE_04</text:p>
          </table:table-cell>
          <table:table-cell office:value-type="string">
            <text:p>SniffTest - Manage Ques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Answers\Question\Manage_Ques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ANS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Search\Quick_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ANS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Search\Quick_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ANS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Search\Quick_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ANS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Answers\Search_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ANS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Answers\Search_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ANS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Answers\Search_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ANS_SET_01</text:p>
          </table:table-cell>
          <table:table-cell table:style-name="ce16" office:value-type="string">
            <text:p>SniffTest - Setting Answer portle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Setting Porle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ANS_SET_01</text:p>
          </table:table-cell>
          <table:table-cell table:style-name="ce16" office:value-type="string">
            <text:p>SniffTest - Setting Answer portle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Setting Porle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ANS_SET_01</text:p>
          </table:table-cell>
          <table:table-cell table:style-name="ce16" office:value-type="string">
            <text:p>SniffTest - Setting Answer portle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Setting Porle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FAQ_BRS_01</text:p>
          </table:table-cell>
          <table:table-cell office:value-type="string">
            <text:p>SniffTest - Browse Category/Sub-categor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AQ\Browse_Category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AQ_BRS_01</text:p>
          </table:table-cell>
          <table:table-cell office:value-type="string">
            <text:p>SniffTest - Browse Category/Sub-category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AQ\Browse_Category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AQ_BRS_01</text:p>
          </table:table-cell>
          <table:table-cell office:value-type="string">
            <text:p>SniffTest - Browse Category/Sub-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AQ\Browse_Category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AQ_SET_01</text:p>
          </table:table-cell>
          <table:table-cell table:style-name="ce16" office:value-type="string">
            <text:p>SniffTest - Setting FAQ portle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AQ\Setting_Porle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AQ_SET_01</text:p>
          </table:table-cell>
          <table:table-cell table:style-name="ce16" office:value-type="string">
            <text:p>SniffTest - Setting FAQ portle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AQ\Setting_Porle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AQ_SET_01</text:p>
          </table:table-cell>
          <table:table-cell table:style-name="ce16" office:value-type="string">
            <text:p>SniffTest - Setting FAQ portle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AQ\Setting_Porle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FAQ_VIE_01</text:p>
          </table:table-cell>
          <table:table-cell office:value-type="string">
            <text:p>SniffTest - View question detail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AQ\View_Ques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AQ_VIE_01</text:p>
          </table:table-cell>
          <table:table-cell office:value-type="string">
            <text:p>SniffTest - View question detail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AQ\View_Ques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AQ_VIE_01</text:p>
          </table:table-cell>
          <table:table-cell office:value-type="string">
            <text:p>SniffTest - View question det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AQ\View_Ques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BAN_01</text:p>
          </table:table-cell>
          <table:table-cell table:style-name="ce16" office:value-type="string">
            <text:p>SniffTest - Ban IP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Administration\Ban_IP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OR_BAN_01</text:p>
          </table:table-cell>
          <table:table-cell table:style-name="ce16" office:value-type="string">
            <text:p>SniffTest - Ban IP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Administration\Ban_IP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OR_BAN_01</text:p>
          </table:table-cell>
          <table:table-cell table:style-name="ce16" office:value-type="string">
            <text:p>SniffTest - Ban IP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Administration\Ban_IP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FOR_BBC_01</text:p>
          </table:table-cell>
          <table:table-cell office:value-type="string">
            <text:p>SniffTest - Manage BB cod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Administration\Manage_BB_Cod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OR_BBC_01</text:p>
          </table:table-cell>
          <table:table-cell office:value-type="string">
            <text:p>SniffTest - Manage BB cod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Administration\Manage_BB_Cod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OR_BBC_01</text:p>
          </table:table-cell>
          <table:table-cell office:value-type="string">
            <text:p>SniffTest - Manage BB c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Administration\Manage_BB_Cod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BOO_01</text:p>
          </table:table-cell>
          <table:table-cell table:style-name="ce16" office:value-type="string">
            <text:p>SniffTest - Bookmark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Bookmark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OR_BOO_01</text:p>
          </table:table-cell>
          <table:table-cell table:style-name="ce16" office:value-type="string">
            <text:p>SniffTest - Bookmark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Bookmark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OR_BOO_01</text:p>
          </table:table-cell>
          <table:table-cell table:style-name="ce16" office:value-type="string">
            <text:p>SniffTest - Bookmark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Bookmark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FOR_CAT_01</text:p>
          </table:table-cell>
          <table:table-cell office:value-type="string">
            <text:p>SniffTest - Basic action on Category(Add/Edit/Delet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Category\Basic_Actions 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OR_CAT_01</text:p>
          </table:table-cell>
          <table:table-cell office:value-type="string">
            <text:p>SniffTest - Basic action on Category(Add/Edit/Delet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Category\Basic_Actions 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OR_CAT_01</text:p>
          </table:table-cell>
          <table:table-cell office:value-type="string">
            <text:p>SniffTest - Basic action on Category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Category\Basic_Actions 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CAT_02</text:p>
          </table:table-cell>
          <table:table-cell table:style-name="ce16" office:value-type="string">
            <text:p>SniffTest - Import/Export category &amp; forum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Category\Import_Expor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OR_CAT_02</text:p>
          </table:table-cell>
          <table:table-cell table:style-name="ce16" office:value-type="string">
            <text:p>SniffTest - Import/Export category &amp; forum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Category\Import_Expor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OR_CAT_02</text:p>
          </table:table-cell>
          <table:table-cell table:style-name="ce16" office:value-type="string">
            <text:p>SniffTest - Import/Export category &amp; forum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Category\Import_Expor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FOR_FOR_01</text:p>
          </table:table-cell>
          <table:table-cell office:value-type="string">
            <text:p>SniffTest - Basic action on Forum(Add/Edit/Delete/Mov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Forum\Basic_Action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OR_FOR_01</text:p>
          </table:table-cell>
          <table:table-cell office:value-type="string">
            <text:p>SniffTest - Basic action on Forum(Add/Edit/Delete/Mov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Forum\Basic_Action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OR_FOR_01</text:p>
          </table:table-cell>
          <table:table-cell office:value-type="string">
            <text:p>SniffTest - Basic action on Forum(Add/Edit/Delete/Mov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Forum\Basic_Action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FOR_02</text:p>
          </table:table-cell>
          <table:table-cell table:style-name="ce16" office:value-type="string">
            <text:p>SniffTest - More action on Forum(Lock/Unlock/Open/Close)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Forum\More_Ac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OR_FOR_02</text:p>
          </table:table-cell>
          <table:table-cell table:style-name="ce16" office:value-type="string">
            <text:p>SniffTest - More action on Forum(Lock/Unlock/Open/Close)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Forum\More_Ac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OR_FOR_02</text:p>
          </table:table-cell>
          <table:table-cell table:style-name="ce16" office:value-type="string">
            <text:p>SniffTest - More action on Forum(Lock/Unlock/Open/Clos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Forum\More_Ac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FOR_MAN_01</text:p>
          </table:table-cell>
          <table:table-cell office:value-type="string">
            <text:p>SniffTest - User managemen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User_Managemen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OR_MAN_01</text:p>
          </table:table-cell>
          <table:table-cell office:value-type="string">
            <text:p>SniffTest - User managemen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User_Managemen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OR_MAN_01</text:p>
          </table:table-cell>
          <table:table-cell office:value-type="string">
            <text:p>SniffTest - User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User_Managemen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POS_01</text:p>
          </table:table-cell>
          <table:table-cell table:style-name="ce16" office:value-type="string">
            <text:p>SniffTest - Basic action on Post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Post\Basic_Ac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OR_POS_01</text:p>
          </table:table-cell>
          <table:table-cell table:style-name="ce16" office:value-type="string">
            <text:p>SniffTest - Basic action on Post 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Post\Basic_Ac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OR_POS_01</text:p>
          </table:table-cell>
          <table:table-cell table:style-name="ce16" office:value-type="string">
            <text:p>SniffTest - Basic action on Post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Post\Basic_Ac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FOR_PRI_01</text:p>
          </table:table-cell>
          <table:table-cell office:value-type="string">
            <text:p>SniffTest - Private mess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Private_Messag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OR_PRI_01</text:p>
          </table:table-cell>
          <table:table-cell office:value-type="string">
            <text:p>SniffTest - Private messag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Private_Messag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OR_PRI_01</text:p>
          </table:table-cell>
          <table:table-cell office:value-type="string">
            <text:p>SniffTest - Private mess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Private_Messag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Search\Quick_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OR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Search\Quick_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OR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Search\Quick_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FOR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Search\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OR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Search\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OR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Search\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SET_01</text:p>
          </table:table-cell>
          <table:table-cell table:style-name="ce16" office:value-type="string">
            <text:p>SniffTest - Setting Forum portle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Setting_Porle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OR_SET_01</text:p>
          </table:table-cell>
          <table:table-cell table:style-name="ce16" office:value-type="string">
            <text:p>SniffTest - Setting Forum portlet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Setting_Porle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OR_SET_01</text:p>
          </table:table-cell>
          <table:table-cell table:style-name="ce16" office:value-type="string">
            <text:p>SniffTest - Setting Forum portle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Setting_Porle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FOR_TOP_01</text:p>
          </table:table-cell>
          <table:table-cell office:value-type="string">
            <text:p>SniffTest - Basic action on Topic (Add/Edit/Delete/Mov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Topic\Basic_Action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OR_TOP_01</text:p>
          </table:table-cell>
          <table:table-cell office:value-type="string">
            <text:p>SniffTest - Basic action on Topic (Add/Edit/Delete/Mov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Topic\Basic_Action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OR_TOP_01</text:p>
          </table:table-cell>
          <table:table-cell office:value-type="string">
            <text:p>SniffTest - Basic action on Topic (Add/Edit/Delete/Mov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Topic\Basic_Action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TOP_02</text:p>
          </table:table-cell>
          <table:table-cell table:style-name="ce16" office:value-type="string">
            <text:p>SniffTest - More action on Topic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Topic\More_Ac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OR_TOP_02</text:p>
          </table:table-cell>
          <table:table-cell table:style-name="ce16" office:value-type="string">
            <text:p>SniffTest - More action on Topic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Topic\More_Ac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OR_TOP_02</text:p>
          </table:table-cell>
          <table:table-cell table:style-name="ce16" office:value-type="string">
            <text:p>SniffTest - More action on Topic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Topic\More_Ac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FOR_TOP_03</text:p>
          </table:table-cell>
          <table:table-cell office:value-type="string">
            <text:p>SniffTest - Tag for topic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Topic\Tag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OR_TOP_03</text:p>
          </table:table-cell>
          <table:table-cell office:value-type="string">
            <text:p>SniffTest - Tag for topic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Topic\Tag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OR_TOP_03</text:p>
          </table:table-cell>
          <table:table-cell office:value-type="string">
            <text:p>SniffTest - Tag for topic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Topic\Tag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TOP_04</text:p>
          </table:table-cell>
          <table:table-cell table:style-name="ce16" office:value-type="string">
            <text:p>SniffTest - Rate topic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Topic\Ra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OR_TOP_04</text:p>
          </table:table-cell>
          <table:table-cell table:style-name="ce16" office:value-type="string">
            <text:p>SniffTest - Rate topic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Topic\Ra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OR_TOP_04</text:p>
          </table:table-cell>
          <table:table-cell table:style-name="ce16" office:value-type="string">
            <text:p>SniffTest - Rate topic</text:p>
          </table:table-cell>
          <table:table-cell office:value-type="string">
            <text:p>Low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Topic\Ra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FOR_TOP_05</text:p>
          </table:table-cell>
          <table:table-cell office:value-type="string">
            <text:p>SniffTest - Manage Poll in topic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Topic\Manage_Poll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OR_TOP_05</text:p>
          </table:table-cell>
          <table:table-cell office:value-type="string">
            <text:p>SniffTest - Manage Poll in topic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Topic\Manage_Poll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OR_TOP_05</text:p>
          </table:table-cell>
          <table:table-cell office:value-type="string">
            <text:p>SniffTest - Manage Poll in topic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Topic\Manage_Poll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USE_01</text:p>
          </table:table-cell>
          <table:table-cell table:style-name="ce16" office:value-type="string">
            <text:p>SniffTest - User Setting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User_Setting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OR_USE_01</text:p>
          </table:table-cell>
          <table:table-cell table:style-name="ce16" office:value-type="string">
            <text:p>SniffTest - User Setting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User_Setting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OR_USE_01</text:p>
          </table:table-cell>
          <table:table-cell table:style-name="ce16" office:value-type="string">
            <text:p>SniffTest - User Sett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User_Setting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FOR_WAT_01</text:p>
          </table:table-cell>
          <table:table-cell office:value-type="string">
            <text:p>SniffTest - Watch&amp;Unwatch category/forum/topic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Watch_Unwat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OR_WAT_01</text:p>
          </table:table-cell>
          <table:table-cell office:value-type="string">
            <text:p>SniffTest - Watch&amp;Unwatch category/forum/topic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Watch_Unwat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OR_WAT_01</text:p>
          </table:table-cell>
          <table:table-cell office:value-type="string">
            <text:p>SniffTest - Watch&amp;Unwatch category/forum/topic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Watch_Unwat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WIK_PAG_01</text:p>
          </table:table-cell>
          <table:table-cell table:style-name="ce16" office:value-type="string">
            <text:p>SniffTest - Create Page with Plain Text Edito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Wiki\Page\Plain Text Edito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WIK_PAG_01</text:p>
          </table:table-cell>
          <table:table-cell table:style-name="ce16" office:value-type="string">
            <text:p>SniffTest - Create Page with Plain Text Edito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Wiki\Page\Plain Text Edito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WIK_PAG_01</text:p>
          </table:table-cell>
          <table:table-cell table:style-name="ce16" office:value-type="string">
            <text:p>SniffTest - Create Page with Plain Text Edito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Wiki\Page\Plain Text Edito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WIK_PAG_02</text:p>
          </table:table-cell>
          <table:table-cell office:value-type="string">
            <text:p>SniffTest - Create Page with Rich Text Edito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Wiki\Page\Rich Text Edito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WIK_PAG_02</text:p>
          </table:table-cell>
          <table:table-cell office:value-type="string">
            <text:p>SniffTest - Create Page with Rich Text Edito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Wiki\Page\Rich Text Edito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WIK_PAG_02</text:p>
          </table:table-cell>
          <table:table-cell office:value-type="string">
            <text:p>SniffTest - Create Page with Rich Text Edit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Wiki\Page\Rich Text Edito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WIK_PAG_03</text:p>
          </table:table-cell>
          <table:table-cell table:style-name="ce16" office:value-type="string">
            <text:p>SniffTest - Edit Paragraph in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Wiki\Edit\Paragrap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WIK_PAG_03</text:p>
          </table:table-cell>
          <table:table-cell table:style-name="ce16" office:value-type="string">
            <text:p>SniffTest - Edit Paragraph in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Wiki\Edit\Paragrap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WIK_PAG_03</text:p>
          </table:table-cell>
          <table:table-cell table:style-name="ce16" office:value-type="string">
            <text:p>SniffTest - Edit Paragraph in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Wiki\Edit\Paragrap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WIK_PAG_04</text:p>
          </table:table-cell>
          <table:table-cell office:value-type="string">
            <text:p>SniffTest - Rename P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Wiki\Renam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WIK_PAG_04</text:p>
          </table:table-cell>
          <table:table-cell office:value-type="string">
            <text:p>SniffTest - Rename Pag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Wiki\Renam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WIK_PAG_04</text:p>
          </table:table-cell>
          <table:table-cell office:value-type="string">
            <text:p>SniffTest - Rename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Wiki\Renam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WIK_PAG_05</text:p>
          </table:table-cell>
          <table:table-cell table:style-name="ce16" office:value-type="string">
            <text:p>SniffTest - Move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Wiki\Mov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WIK_PAG_05</text:p>
          </table:table-cell>
          <table:table-cell table:style-name="ce16" office:value-type="string">
            <text:p>SniffTest - Move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Wiki\Mov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WIK_PAG_05</text:p>
          </table:table-cell>
          <table:table-cell table:style-name="ce16" office:value-type="string">
            <text:p>SniffTest - Move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Wiki\Mov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WIK_PAG_06</text:p>
          </table:table-cell>
          <table:table-cell office:value-type="string">
            <text:p>SniffTest - Watch/Unwatch P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Wiki\Wat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WIK_PAG_06</text:p>
          </table:table-cell>
          <table:table-cell office:value-type="string">
            <text:p>SniffTest - Watch/Unwatch Pag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Wiki\Wat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WIK_PAG_06</text:p>
          </table:table-cell>
          <table:table-cell office:value-type="string">
            <text:p>SniffTest - Watch/Unwatch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Wiki\Wat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WIK_PAG_07</text:p>
          </table:table-cell>
          <table:table-cell table:style-name="ce16" office:value-type="string">
            <text:p>SniffTest - Attachmen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Wiki\Attachment 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WIK_PAG_07</text:p>
          </table:table-cell>
          <table:table-cell table:style-name="ce16" office:value-type="string">
            <text:p>SniffTest - Attachmen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Wiki\Attachment 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WIK_PAG_07</text:p>
          </table:table-cell>
          <table:table-cell table:style-name="ce16" office:value-type="string">
            <text:p>SniffTest - Attachme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Wiki\Attachment 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WIK_PAG_08</text:p>
          </table:table-cell>
          <table:table-cell office:value-type="string">
            <text:p>SniffTest - Page info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Wiki\Page_Info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WIK_PAG_08</text:p>
          </table:table-cell>
          <table:table-cell office:value-type="string">
            <text:p>SniffTest - Page info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Wiki\Page_Info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WIK_PAG_08</text:p>
          </table:table-cell>
          <table:table-cell office:value-type="string">
            <text:p>SniffTest - Page info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Wiki\Page_Info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WIK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Wiki\Quick_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WIK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Wiki\Quick_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WIK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Wiki\Quick_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WIK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Wiki\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WIK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Wiki\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WIK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Wiki\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WIK_SET_01</text:p>
          </table:table-cell>
          <table:table-cell table:style-name="ce16" office:value-type="string">
            <text:p>SniffTest - Space Setting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Wiki\Space_Setting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WIK_SET_01</text:p>
          </table:table-cell>
          <table:table-cell table:style-name="ce16" office:value-type="string">
            <text:p>SniffTest - Space Setting</text:p>
          </table:table-cell>
          <table:table-cell office:value-type="string">
            <text:p>Medium</text:p>
          </table:table-cell>
          <table:table-cell table:style-name="ce17" office:value-type="float" office:value="2">
            <text:p>2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Wiki\Space_Setting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WIK_SET_01</text:p>
          </table:table-cell>
          <table:table-cell table:style-name="ce16" office:value-type="string">
            <text:p>SniffTest - Space Sett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Wiki\Space_Setting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SOC_PEO_17</text:p>
          </table:table-cell>
          <table:table-cell office:value-type="string">
            <text:p>SniffTest - Check People listin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People/Lis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PEO_17</text:p>
          </table:table-cell>
          <table:table-cell office:value-type="string">
            <text:p>SniffTest - Check People lis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People/Lis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PEO_17</text:p>
          </table:table-cell>
          <table:table-cell office:value-type="string">
            <text:p>SniffTest - Check People lis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People/Lis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PEO_18</text:p>
          </table:table-cell>
          <table:table-cell table:style-name="ce16" office:value-type="string">
            <text:p>SniffTest - Search peopl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People/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PEO_18</text:p>
          </table:table-cell>
          <table:table-cell table:style-name="ce16" office:value-type="string">
            <text:p>SniffTest - Search peopl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People/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PEO_18</text:p>
          </table:table-cell>
          <table:table-cell table:style-name="ce16" office:value-type="string">
            <text:p>SniffTest - Search peopl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People/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SOC_PEO_19</text:p>
          </table:table-cell>
          <table:table-cell office:value-type="string">
            <text:p>SniffTest - Accept/Deny Invitation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People/Invit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PEO_19</text:p>
          </table:table-cell>
          <table:table-cell office:value-type="string">
            <text:p>SniffTest - Accept/Deny Invitation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People/Invit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PEO_19</text:p>
          </table:table-cell>
          <table:table-cell office:value-type="string">
            <text:p>SniffTest - Accept/Deny Invitation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People/Invit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PEO_20</text:p>
          </table:table-cell>
          <table:table-cell table:style-name="ce16" office:value-type="string">
            <text:p>SniffTest - Network lis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People/Network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PEO_20</text:p>
          </table:table-cell>
          <table:table-cell table:style-name="ce16" office:value-type="string">
            <text:p>SniffTest - Network lis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People/Network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PEO_20</text:p>
          </table:table-cell>
          <table:table-cell table:style-name="ce16" office:value-type="string">
            <text:p>SniffTest - Network lis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People/Network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SOC_PEO_21</text:p>
          </table:table-cell>
          <table:table-cell office:value-type="string">
            <text:p>SniffTest - Incoming lis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People/Received Invitation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PEO_21</text:p>
          </table:table-cell>
          <table:table-cell office:value-type="string">
            <text:p>SniffTest - Incoming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People/Received Invitation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PEO_21</text:p>
          </table:table-cell>
          <table:table-cell office:value-type="string">
            <text:p>SniffTest - Incoming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People/Received Invitation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PEO_22</text:p>
          </table:table-cell>
          <table:table-cell table:style-name="ce16" office:value-type="string">
            <text:p>SniffTest - Outgoing lis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People/Pending Request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PEO_22</text:p>
          </table:table-cell>
          <table:table-cell table:style-name="ce16" office:value-type="string">
            <text:p>SniffTest - Outgoing lis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People/Pending Request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PEO_22</text:p>
          </table:table-cell>
          <table:table-cell table:style-name="ce16" office:value-type="string">
            <text:p>SniffTest - Outgoing lis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People/Pending Request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SOC_PEO_23</text:p>
          </table:table-cell>
          <table:table-cell office:value-type="string">
            <text:p>SniffTest - Add User's Activit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people/Activities/Ad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PEO_23</text:p>
          </table:table-cell>
          <table:table-cell office:value-type="string">
            <text:p>SniffTest - Add User's Activit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people/Activities/Ad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PEO_23</text:p>
          </table:table-cell>
          <table:table-cell office:value-type="string">
            <text:p>SniffTest - Add User's Activit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people/Activities/Ad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PEO_24</text:p>
          </table:table-cell>
          <table:table-cell table:style-name="ce16" office:value-type="string">
            <text:p>SniffTest - Actions on Activity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people/Activities/Ac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PEO_24</text:p>
          </table:table-cell>
          <table:table-cell table:style-name="ce16" office:value-type="string">
            <text:p>SniffTest - Actions on Activity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people/Activities/Ac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PEO_24</text:p>
          </table:table-cell>
          <table:table-cell table:style-name="ce16" office:value-type="string">
            <text:p>SniffTest - Actions on Activit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people/Activities/Ac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SOC_PEO_25</text:p>
          </table:table-cell>
          <table:table-cell office:value-type="string">
            <text:p>SniffTest - View activities of other us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people/Other User/Activitie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PEO_25</text:p>
          </table:table-cell>
          <table:table-cell office:value-type="string">
            <text:p>SniffTest - View activities of other use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people/Other User/Activitie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PEO_25</text:p>
          </table:table-cell>
          <table:table-cell office:value-type="string">
            <text:p>SniffTest - View activities of other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people/Other User/Activitie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PEO_26</text:p>
          </table:table-cell>
          <table:table-cell table:style-name="ce16" office:value-type="string">
            <text:p>SniffTest - View and Edit user's profil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People/Profile/Edi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PEO_26</text:p>
          </table:table-cell>
          <table:table-cell table:style-name="ce16" office:value-type="string">
            <text:p>SniffTest - View and Edit user's profil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People/Profile/Edi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PEO_26</text:p>
          </table:table-cell>
          <table:table-cell table:style-name="ce16" office:value-type="string">
            <text:p>SniffTest - View and Edit user's profil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People/Profile/Edi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SOC_PEO_27</text:p>
          </table:table-cell>
          <table:table-cell office:value-type="string">
            <text:p>SniffTest - View profile of other us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people/Other User/Profil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PEO_27</text:p>
          </table:table-cell>
          <table:table-cell office:value-type="string">
            <text:p>SniffTest - View profile of other use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people/Other User/Profil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PEO_27</text:p>
          </table:table-cell>
          <table:table-cell office:value-type="string">
            <text:p>SniffTest - View profile of other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people/Other User/Profil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PEO_28</text:p>
          </table:table-cell>
          <table:table-cell table:style-name="ce16" office:value-type="string">
            <text:p>SniffTest - Drag &amp; drop gadget in Dashboard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Dashboard/Drag and Drop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PEO_28</text:p>
          </table:table-cell>
          <table:table-cell table:style-name="ce16" office:value-type="string">
            <text:p>SniffTest - Drag &amp; drop gadget in Dashboard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Dashboard/Drag and Drop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PEO_28</text:p>
          </table:table-cell>
          <table:table-cell table:style-name="ce16" office:value-type="string">
            <text:p>SniffTest - Drag &amp; drop gadget in Dashboar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Dashboard/Drag and Drop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SOC_PEO_29</text:p>
          </table:table-cell>
          <table:table-cell office:value-type="string">
            <text:p>SniffTest - Share and View link for frien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Dashboard/View link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PEO_29</text:p>
          </table:table-cell>
          <table:table-cell office:value-type="string">
            <text:p>SniffTest - Share and View link for friend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Dashboard/View link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PEO_29</text:p>
          </table:table-cell>
          <table:table-cell office:value-type="string">
            <text:p>SniffTest - Share and View link for frien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Dashboard/View link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PEO_30</text:p>
          </table:table-cell>
          <table:table-cell table:style-name="ce16" office:value-type="string">
            <text:p>SniffTest - View Connections list of other use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people/Other User/Network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PEO_30</text:p>
          </table:table-cell>
          <table:table-cell table:style-name="ce16" office:value-type="string">
            <text:p>SniffTest - View Connections list of other user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people/Other User/Network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PEO_30</text:p>
          </table:table-cell>
          <table:table-cell table:style-name="ce16" office:value-type="string">
            <text:p>SniffTest - View Connections list of other us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people/Other User/Network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SOC_SPC_02</text:p>
          </table:table-cell>
          <table:table-cell office:value-type="string">
            <text:p>SniffTest - Manage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Manag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SPC_02</text:p>
          </table:table-cell>
          <table:table-cell office:value-type="string">
            <text:p>SniffTest - Manage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Manag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SPC_02</text:p>
          </table:table-cell>
          <table:table-cell office:value-type="string">
            <text:p>SniffTest - Manage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Manag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SPC_03</text:p>
          </table:table-cell>
          <table:table-cell table:style-name="ce16" office:value-type="string">
            <text:p>SniffTest - Search Spac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SPC_03</text:p>
          </table:table-cell>
          <table:table-cell table:style-name="ce16" office:value-type="string">
            <text:p>SniffTest - Search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SPC_03</text:p>
          </table:table-cell>
          <table:table-cell table:style-name="ce16" office:value-type="string">
            <text:p>SniffTest - Search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SOC_SPC_04</text:p>
          </table:table-cell>
          <table:table-cell office:value-type="string">
            <text:p>SniffTest - Access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Acces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SPC_04</text:p>
          </table:table-cell>
          <table:table-cell office:value-type="string">
            <text:p>SniffTest - Access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Acces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SPC_04</text:p>
          </table:table-cell>
          <table:table-cell office:value-type="string">
            <text:p>SniffTest - Access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Acces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SPC_05</text:p>
          </table:table-cell>
          <table:table-cell table:style-name="ce16" office:value-type="string">
            <text:p>SniffTest - Add Activity on Spac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Activity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SPC_05</text:p>
          </table:table-cell>
          <table:table-cell table:style-name="ce16" office:value-type="string">
            <text:p>SniffTest - Add Activity on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Activity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SPC_05</text:p>
          </table:table-cell>
          <table:table-cell table:style-name="ce16" office:value-type="string">
            <text:p>SniffTest - Add Activity on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Activity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SOC_SPC_06</text:p>
          </table:table-cell>
          <table:table-cell office:value-type="string">
            <text:p>SniffTest - Actions on Space Activit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Activity action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SPC_06</text:p>
          </table:table-cell>
          <table:table-cell office:value-type="string">
            <text:p>SniffTest - Actions on Space Activit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Activity action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SPC_06</text:p>
          </table:table-cell>
          <table:table-cell office:value-type="string">
            <text:p>SniffTest - Actions on Space Activit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Activity action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SPC_07</text:p>
          </table:table-cell>
          <table:table-cell table:style-name="ce16" office:value-type="string">
            <text:p>SniffTest - Invite/Accept user to Spac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Member/Invi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SPC_07</text:p>
          </table:table-cell>
          <table:table-cell table:style-name="ce16" office:value-type="string">
            <text:p>SniffTest - Invite/Accept user to Space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Member/Invi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SPC_07</text:p>
          </table:table-cell>
          <table:table-cell table:style-name="ce16" office:value-type="string">
            <text:p>SniffTest - Invite/Accept user to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Member/Invi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SOC_SPC_08</text:p>
          </table:table-cell>
          <table:table-cell office:value-type="string">
            <text:p>SniffTest - Request/Accept user to Spac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Member/Reques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SPC_08</text:p>
          </table:table-cell>
          <table:table-cell office:value-type="string">
            <text:p>SniffTest - Request/Accept user to Spac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Member/Reques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SPC_08</text:p>
          </table:table-cell>
          <table:table-cell office:value-type="string">
            <text:p>SniffTest - Request/Accept user to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Member/Reques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SPC_09</text:p>
          </table:table-cell>
          <table:table-cell table:style-name="ce16" office:value-type="string">
            <text:p>SniffTest - Remove user from spac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Member/Remov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SPC_09</text:p>
          </table:table-cell>
          <table:table-cell table:style-name="ce16" office:value-type="string">
            <text:p>SniffTest - Remove user from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Member/Remov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SPC_09</text:p>
          </table:table-cell>
          <table:table-cell table:style-name="ce16" office:value-type="string">
            <text:p>SniffTest - Remove user from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Member/Remov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SOC_SPC_10</text:p>
          </table:table-cell>
          <table:table-cell office:value-type="string">
            <text:p>SniffTest - Change member's role in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Member/Change Rol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SPC_10</text:p>
          </table:table-cell>
          <table:table-cell office:value-type="string">
            <text:p>SniffTest - Change member's role in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Member/Change Rol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SPC_10</text:p>
          </table:table-cell>
          <table:table-cell office:value-type="string">
            <text:p>SniffTest - Change member's role in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Member/Change Rol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SPC_11</text:p>
          </table:table-cell>
          <table:table-cell table:style-name="ce16" office:value-type="string">
            <text:p>SniffTest - Add/Edit/Delete application on Spac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Applica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SPC_11</text:p>
          </table:table-cell>
          <table:table-cell table:style-name="ce16" office:value-type="string">
            <text:p>SniffTest - Add/Edit/Delete application on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Applica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SPC_11</text:p>
          </table:table-cell>
          <table:table-cell table:style-name="ce16" office:value-type="string">
            <text:p>SniffTest - Add/Edit/Delete application on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Applica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SOC_SPC_12</text:p>
          </table:table-cell>
          <table:table-cell office:value-type="string">
            <text:p>SniffTest - Leave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Leav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SPC_12</text:p>
          </table:table-cell>
          <table:table-cell office:value-type="string">
            <text:p>SniffTest - Leave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Leav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SPC_12</text:p>
          </table:table-cell>
          <table:table-cell office:value-type="string">
            <text:p>SniffTest - Leave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Leav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SPC_13</text:p>
          </table:table-cell>
          <table:table-cell table:style-name="ce16" office:value-type="string">
            <text:p>SniffTest - Manage Space Navigation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Manage navig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SPC_13</text:p>
          </table:table-cell>
          <table:table-cell table:style-name="ce16" office:value-type="string">
            <text:p>SniffTest - Manage Space Navigation 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Manage navig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SPC_13</text:p>
          </table:table-cell>
          <table:table-cell table:style-name="ce16" office:value-type="string">
            <text:p>SniffTest - Manage Space Navigation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Manage navig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SOC_SPC_14</text:p>
          </table:table-cell>
          <table:table-cell office:value-type="string">
            <text:p>SniffTest - Check Invitation space lis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List/Invit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SPC_14</text:p>
          </table:table-cell>
          <table:table-cell office:value-type="string">
            <text:p>SniffTest - Check Invitation space lis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List/Invit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SPC_14</text:p>
          </table:table-cell>
          <table:table-cell office:value-type="string">
            <text:p>SniffTest - Check Invitation spac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List/Invit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SPC_15</text:p>
          </table:table-cell>
          <table:table-cell table:style-name="ce16" office:value-type="string">
            <text:p>SniffTest - Check Pending space lis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List/Pending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SPC_15</text:p>
          </table:table-cell>
          <table:table-cell table:style-name="ce16" office:value-type="string">
            <text:p>SniffTest - Check Pending space list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List/Pending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SPC_15</text:p>
          </table:table-cell>
          <table:table-cell table:style-name="ce16" office:value-type="string">
            <text:p>SniffTest - Check Pending space lis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List/Pending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SOC_SPC_16</text:p>
          </table:table-cell>
          <table:table-cell office:value-type="string">
            <text:p>SniffTest - Check Public space lis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List/Public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SPC_16</text:p>
          </table:table-cell>
          <table:table-cell office:value-type="string">
            <text:p>SniffTest - Check Public space lis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List/Public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SPC_16</text:p>
          </table:table-cell>
          <table:table-cell office:value-type="string">
            <text:p>SniffTest - Check Public spac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List/Public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_CS_CA_EVENT_06</text:p>
          </table:table-cell>
          <table:table-cell table:style-name="ce16" office:value-type="string">
            <text:p>SniffTest - Manage Even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number-columns-repeated="2"/>
          <table:table-cell table:style-name="ce16" office:value-type="string">
            <text:p>CS\Calendar\Manage Even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_CS_CA_EVENT_06</text:p>
          </table:table-cell>
          <table:table-cell table:style-name="ce16" office:value-type="string">
            <text:p>SniffTest - Manage Event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ce16" office:value-type="string">
            <text:p>x</text:p>
          </table:table-cell>
          <table:table-cell table:number-columns-repeated="2"/>
          <table:table-cell table:style-name="ce16" office:value-type="string">
            <text:p>CS\Calendar\Manage Even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_CS_CA_EVENT_06</text:p>
          </table:table-cell>
          <table:table-cell table:style-name="ce16" office:value-type="string">
            <text:p>SniffTest - Manage Eve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number-columns-repeated="2"/>
          <table:table-cell table:style-name="ce16" office:value-type="string">
            <text:p>CS\Calendar\Manage Event</text:p>
          </table:table-cell>
          <table:table-cell table:style-name="ce16" table:number-columns-repeated="6"/>
          <table:table-cell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day/>
      <number:text>-</number:text>
      <number:month number:textual="true"/>
      <number:text>-</number:text>
      <number:year/>
    </number:date-style>
    <number:date-style style:name="N123P0" style:volatile="true">
      <number:day/>
      <number:text>-</number:text>
      <number:month number:textual="true"/>
      <number:text>-</number:text>
      <number:year/>
    </number:date-style>
    <number:text-style style:name="N123">
      <number:text-content/>
      <style:map style:condition="value()&gt;=0" style:apply-style-name="N123P0"/>
    </number:text-style>
    <number:number-style style:name="N124">
      <number:number number:decimal-places="0" number:min-integer-digits="3"/>
    </number:number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number-style style:name="N169">
      <number:number number:decimal-places="1" number:min-integer-digits="1"/>
    </number:number-style>
    <number:date-style style:name="N170">
      <number:day/>
      <number:text>- </number:text>
      <number:month number:textual="true"/>
      <number:text>- </number:text>
      <number:year number:style="long"/>
    </number:date-style>
    <number:date-style style:name="N171">
      <number:day/>
      <number:text>-</number:text>
      <number:month number:textual="true"/>
      <number:text>-</number:text>
      <number:year number:style="long"/>
    </number:date-style>
    <number:number-style style:name="N173P0" style:volatile="true">
      <number:text>¥</number:text>
      <number:number number:decimal-places="0" number:min-integer-digits="1" number:grouping="true"/>
    </number:number-style>
    <number:number-style style:name="N173">
      <style:text-properties fo:color="#ff0000"/>
      <number:text>¥-</number:text>
      <number:number number:decimal-places="0" number:min-integer-digits="1" number:grouping="true"/>
      <style:map style:condition="value()&gt;=0" style:apply-style-name="N173P0"/>
    </number:number-style>
    <number:number-style style:name="N174">
      <number:text>UR_</number:text>
      <number:number number:decimal-places="0" number:min-integer-digits="2"/>
    </number:number-style>
    <number:date-style style:name="N175P0" style:volatile="true">
      <number:day/>
      <number:text>-</number:text>
      <number:month number:textual="true"/>
      <number:text>-</number:text>
      <number:year number:style="long"/>
    </number:date-style>
    <number:text-style style:name="N175">
      <number:text-content/>
      <style:map style:condition="value()&gt;=0" style:apply-style-name="N175P0"/>
    </number:text-style>
    <number:number-style style:name="N176">
      <number:text>GUI_</number:text>
      <number:number number:decimal-places="0" number:min-integer-digits="2"/>
    </number:number-style>
    <number:number-style style:name="N177">
      <number:text>FUN_</number:text>
      <number:number number:decimal-places="0" number:min-integer-digits="2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1" number:grouping="true"/>
    </number:number-style>
    <number:number-style style:name="N180">
      <style:text-properties fo:color="#ff0000"/>
      <number:text>¥¥-</number:text>
      <number:number number:decimal-places="0" number:min-integer-digits="1" number:grouping="true"/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">
      <number:text>DATA_</number:text>
      <number:number number:decimal-places="0" number:min-integer-digits="2"/>
    </number:number-style>
    <number:number-style style:name="N183">
      <number:text>DATA_M_</number:text>
      <number:number number:decimal-places="0" number:min-integer-digits="2"/>
    </number:number-style>
    <number:percentage-style style:name="N184">
      <number:number number:decimal-places="1" number:min-integer-digits="1"/>
      <number:text>%</number:text>
    </number:percentage-style>
    <number:number-style style:name="N186P0" style:volatile="true">
      <number:text>Yes</number:text>
    </number:number-style>
    <number:number-style style:name="N186P1" style:volatile="true">
      <number:text>Yes</number:text>
    </number:number-style>
    <number:number-style style:name="N186">
      <number:text>No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True</number:text>
    </number:number-style>
    <number:number-style style:name="N188P1" style:volatile="true">
      <number:text>True</number:text>
    </number:number-style>
    <number:number-style style:name="N188">
      <number:text>False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On</number:text>
    </number:number-style>
    <number:number-style style:name="N190P1" style:volatile="true">
      <number:text>On</number:text>
    </number:number-style>
    <number:number-style style:name="N190">
      <number:text>Off</number:text>
      <style:map style:condition="value()&gt;0" style:apply-style-name="N190P0"/>
      <style:map style:condition="value()&lt;0" style:apply-style-name="N190P1"/>
    </number:number-style>
    <number:currency-style style:name="N19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2P0"/>
    </number:currency-style>
    <number:number-style style:name="N194P0" style:volatile="true">
      <number:number number:decimal-places="0" number:min-integer-digits="1"/>
      <number:text> </number:text>
    </number:number-style>
    <number:number-style style:name="N194">
      <number:text>(</number:text>
      <number:number number:decimal-places="0" number:min-integer-digits="1"/>
      <number:text>)</number:text>
      <style:map style:condition="value()&gt;=0" style:apply-style-name="N194P0"/>
    </number:number-style>
    <number:number-style style:name="N196P0" style:volatile="true">
      <number:number number:decimal-places="2" number:min-integer-digits="1"/>
      <number:text> </number:text>
    </number:number-style>
    <number:number-style style:name="N196">
      <number:text>(</number:text>
      <number:number number:decimal-places="2" number:min-integer-digits="1"/>
      <number:text>)</number:text>
      <style:map style:condition="value()&gt;=0" style:apply-style-name="N196P0"/>
    </number:number-style>
    <number:date-style style:name="N197">
      <number:month number:textual="true"/>
      <number:text>-</number:text>
      <number:year number:style="long"/>
    </number:date-style>
    <number:number-style style:name="N198P0" style:volatile="true">
      <number:number number:decimal-places="2" number:min-integer-digits="1"/>
    </number:number-style>
    <number:number-style style:name="N198">
      <style:text-properties fo:color="#ff0000"/>
      <number:number number:decimal-places="2" number:min-integer-digits="1"/>
      <style:map style:condition="value()&gt;=0" style:apply-style-name="N198P0"/>
    </number:number-style>
    <number:date-style style:name="N199P0" style:volatile="true">
      <number:month/>
      <number:text>/</number:text>
      <number:day/>
      <number:text>/</number:text>
      <number:year/>
    </number:date-style>
    <number:text-style style:name="N199">
      <number:text-content/>
      <style:map style:condition="value()&gt;=0" style:apply-style-name="N199P0"/>
    </number:text-style>
    <number:number-style style:name="N200">
      <number:number number:decimal-places="0" number:min-integer-digits="4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10P0" style:volatile="true">
      <number:number number:decimal-places="0" number:min-integer-digits="1" number:grouping="true"/>
      <number:text> € </number:text>
    </number:number-style>
    <number:number-style style:name="N210P1" style:volatile="true">
      <number:text>-</number:text>
      <number:number number:decimal-places="0" number:min-integer-digits="1" number:grouping="true"/>
      <number:text> € </number:text>
    </number:number-style>
    <number:number-style style:name="N210P2" style:volatile="true">
      <number:text> - €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number number:decimal-places="0" number:min-integer-digits="1" number:grouping="true"/>
      <number:text>    </number:text>
    </number:number-style>
    <number:number-style style:name="N214P1" style:volatile="true">
      <number:text>-</number:text>
      <number:number number:decimal-places="0" number:min-integer-digits="1" number:grouping="true"/>
      <number:text>    </number:text>
    </number:number-style>
    <number:number-style style:name="N214P2" style:volatile="true">
      <number:text> -   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2" number:min-integer-digits="1" number:grouping="true"/>
      <number:text> € </number:text>
    </number:number-style>
    <number:number-style style:name="N218P1" style:volatile="true">
      <number:text>-</number:text>
      <number:number number:decimal-places="2" number:min-integer-digits="1" number:grouping="true"/>
      <number:text> € </number:text>
    </number:number-style>
    <number:number-style style:name="N218P2" style:volatile="true">
      <number:text> -</number:text>
      <number:number number:decimal-places="0" number:min-integer-digits="0"/>
      <number:text> €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   </number:text>
    </number:number-style>
    <number:number-style style:name="N222P1" style:volatile="true">
      <number:text>-</number:text>
      <number:number number:decimal-places="2" number:min-integer-digits="1" number:grouping="true"/>
      <number:text>    </number:text>
    </number:number-style>
    <number:number-style style:name="N222P2" style:volatile="true">
      <number:text> -</number:text>
      <number:number number:decimal-places="0" number:min-integer-digits="0"/>
      <number:text>   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date-style style:name="N225">
      <number:month number:style="long"/>
      <number:text>/</number:text>
      <number:day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9">10/09/2012</text:date>, <text:time>11:0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09T11:03:48</dc:date>
    <meta:editing-duration>PT2H24M21S</meta:editing-duration>
    <meta:editing-cycles>20</meta:editing-cycles>
    <meta:generator>OpenOffice.org/3.4$Linux OpenOffice.org_project/340m1$Build-9590</meta:generator>
    <meta:document-statistic meta:table-count="2" meta:cell-count="4977" meta:object-count="0"/>
    <meta:user-defined meta:name="Info 1"/>
    <meta:user-defined meta:name="Info 2"/>
    <meta:user-defined meta:name="Info 3"/>
    <meta:user-defined meta:name="Info 4"/>
  </office:meta>
</office:document-meta>
</file>